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6752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ile" table:style-name="ta1">
        <table:shapes>
          <draw:frame draw:z-index="0" draw:style-name="gr1" draw:text-style-name="P1" svg:width="5.0197in" svg:height="2.8236in" svg:x="10.55in" svg:y="1.5693in">
            <draw:object draw:notify-on-update-of-ranges="output_file.S2:output_file.S2 output_file.S3:output_file.S8 output_file.T2:output_file.T2 output_file.T3:output_file.T8 output_file.U2:output_file.U2 output_file.U3:output_file.U8 output_file.V2:output_file.V2 output_file.V3:output_file.V8 output_file.W2:output_file.W2 output_file.W3:output_file.W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0197in" svg:height="2.8236in" svg:x="10.4913in" svg:y="6.9996in">
            <draw:object draw:notify-on-update-of-ranges="output_file.S32:output_file.S32 output_file.S33:output_file.S38 output_file.T32:output_file.T32 output_file.T33:output_file.T38 output_file.U32:output_file.U32 output_file.U33:output_file.U38 output_file.V32:output_file.V32 output_file.V33:output_file.V38 output_file.W32:output_file.W32 output_file.W33:output_file.W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0197in" svg:height="2.8236in" svg:x="10.4618in" svg:y="12.7512in">
            <draw:object draw:notify-on-update-of-ranges="output_file.S63:output_file.S63 output_file.S64:output_file.S69 output_file.T63:output_file.T63 output_file.T64:output_file.T69 output_file.U63:output_file.U63 output_file.U64:output_file.U69 output_file.V63:output_file.V63 output_file.V64:output_file.V69 output_file.W63:output_file.W63 output_file.W64:output_file.W6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0197in" svg:height="2.8236in" svg:x="10.4835in" svg:y="18.4469in">
            <draw:object draw:notify-on-update-of-ranges="output_file.S94:output_file.S94 output_file.S95:output_file.S100 output_file.T94:output_file.T94 output_file.T95:output_file.T100 output_file.U94:output_file.U94 output_file.U95:output_file.U100 output_file.V94:output_file.V94 output_file.V95:output_file.V100 output_file.W94:output_file.W94 output_file.W95:output_file.W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0197in" svg:height="2.8236in" svg:x="10.4803in" svg:y="24.0516in">
            <draw:object draw:notify-on-update-of-ranges="output_file.S125:output_file.S125 output_file.S126:output_file.S131 output_file.T125:output_file.T125 output_file.T126:output_file.T131 output_file.U125:output_file.U125 output_file.U126:output_file.U131 output_file.V125:output_file.V125 output_file.V126:output_file.V131 output_file.W125:output_file.W125 output_file.W126:output_file.W1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0197in" svg:height="2.8236in" svg:x="10.5126in" svg:y="29.6811in">
            <draw:object draw:notify-on-update-of-ranges="output_file.S156:output_file.S156 output_file.S157:output_file.S162 output_file.T156:output_file.T156 output_file.T157:output_file.T162 output_file.U156:output_file.U156 output_file.U157:output_file.U162 output_file.V156:output_file.V156 output_file.V157:output_file.V162 output_file.W156:output_file.W156 output_file.W157:output_file.W16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895" calcext:value-type="float">
            <text:p>4895</text:p>
          </table:table-cell>
          <table:table-cell office:value-type="float" office:value="17033391" calcext:value-type="float">
            <text:p>17033391</text:p>
          </table:table-cell>
          <table:table-cell table:formula="of:=([.D1]/([.D1]+[.E1]))*100" office:value-type="float" office:value="0.0287294156231443" calcext:value-type="float">
            <text:p>0.028729415623144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4895" calcext:value-type="float">
            <text:p>4895</text:p>
          </table:table-cell>
          <table:table-cell office:value-type="float" office:value="990" calcext:value-type="float">
            <text:p>990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39160" calcext:value-type="float">
            <text:p>39160</text:p>
          </table:table-cell>
          <table:table-cell office:value-type="float" office:value="15840" calcext:value-type="float">
            <text:p>15840</text:p>
          </table:table-cell>
          <table:table-cell office:value-type="float" office:value="55000" calcext:value-type="float">
            <text:p>55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288" calcext:value-type="float">
            <text:p>2288</text:p>
          </table:table-cell>
          <table:table-cell office:value-type="float" office:value="17035998" calcext:value-type="float">
            <text:p>17035998</text:p>
          </table:table-cell>
          <table:table-cell table:formula="of:=([.D2]/([.D2]+[.E2]))*100" office:value-type="float" office:value="0.0134285807856494" calcext:value-type="float">
            <text:p>0.01342858078565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2288" calcext:value-type="float">
            <text:p>2288</text:p>
          </table:table-cell>
          <table:table-cell office:value-type="float" office:value="671" calcext:value-type="float">
            <text:p>671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8304" calcext:value-type="float">
            <text:p>18304</text:p>
          </table:table-cell>
          <table:table-cell office:value-type="float" office:value="10736" calcext:value-type="float">
            <text:p>10736</text:p>
          </table:table-cell>
          <table:table-cell office:value-type="float" office:value="29040" calcext:value-type="float">
            <text:p>29040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1398" calcext:value-type="float">
            <text:p>21398</text:p>
          </table:table-cell>
          <table:table-cell office:value-type="float" office:value="17016888" calcext:value-type="float">
            <text:p>17016888</text:p>
          </table:table-cell>
          <table:table-cell table:formula="of:=([.D3]/([.D3]+[.E3]))*100" office:value-type="float" office:value="0.125587749847608" calcext:value-type="float">
            <text:p>0.125587749847608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21398" calcext:value-type="float">
            <text:p>21398</text:p>
          </table:table-cell>
          <table:table-cell office:value-type="float" office:value="10635" calcext:value-type="float">
            <text:p>10635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71184" calcext:value-type="float">
            <text:p>171184</text:p>
          </table:table-cell>
          <table:table-cell office:value-type="float" office:value="170160" calcext:value-type="float">
            <text:p>170160</text:p>
          </table:table-cell>
          <table:table-cell office:value-type="float" office:value="341344" calcext:value-type="float">
            <text:p>341344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02872941562" calcext:value-type="float">
            <text:p>0.02872941562</text:p>
          </table:table-cell>
          <table:table-cell table:style-name="ce1" office:value-type="float" office:value="0.01744893823" calcext:value-type="float">
            <text:p>0.01744893823</text:p>
          </table:table-cell>
          <table:table-cell table:style-name="ce1" office:value-type="float" office:value="0.014438072" calcext:value-type="float">
            <text:p>0.014438072</text:p>
          </table:table-cell>
          <table:table-cell table:style-name="ce1" office:value-type="float" office:value="0.01234865995" calcext:value-type="float">
            <text:p>0.01234865995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80" calcext:value-type="float">
            <text:p>680</text:p>
          </table:table-cell>
          <table:table-cell office:value-type="float" office:value="17037606" calcext:value-type="float">
            <text:p>17037606</text:p>
          </table:table-cell>
          <table:table-cell table:formula="of:=([.D4]/([.D4]+[.E4]))*100" office:value-type="float" office:value="0.00399101177195875" calcext:value-type="float">
            <text:p>0.003991011771959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680" calcext:value-type="float">
            <text:p>680</text:p>
          </table:table-cell>
          <table:table-cell office:value-type="float" office:value="108" calcext:value-type="float">
            <text:p>108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5440" calcext:value-type="float">
            <text:p>5440</text:p>
          </table:table-cell>
          <table:table-cell office:value-type="float" office:value="1728" calcext:value-type="float">
            <text:p>1728</text:p>
          </table:table-cell>
          <table:table-cell office:value-type="float" office:value="7168" calcext:value-type="float">
            <text:p>7168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01342858079" calcext:value-type="float">
            <text:p>0.01342858079</text:p>
          </table:table-cell>
          <table:table-cell table:style-name="ce1" office:value-type="float" office:value="0.009736894897" calcext:value-type="float">
            <text:p>0.009736894897</text:p>
          </table:table-cell>
          <table:table-cell table:style-name="ce1" office:value-type="float" office:value="0.006931448386" calcext:value-type="float">
            <text:p>0.006931448386</text:p>
          </table:table-cell>
          <table:table-cell table:style-name="ce1" office:value-type="float" office:value="0.006444310185" calcext:value-type="float">
            <text:p>0.006444310185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450" calcext:value-type="float">
            <text:p>450</text:p>
          </table:table-cell>
          <table:table-cell office:value-type="float" office:value="17037836" calcext:value-type="float">
            <text:p>17037836</text:p>
          </table:table-cell>
          <table:table-cell table:formula="of:=([.D5]/([.D5]+[.E5]))*100" office:value-type="float" office:value="0.00264111073144329" calcext:value-type="float">
            <text:p>0.002641110731443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450" calcext:value-type="float">
            <text:p>450</text:p>
          </table:table-cell>
          <table:table-cell office:value-type="float" office:value="147" calcext:value-type="float">
            <text:p>147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3600" calcext:value-type="float">
            <text:p>3600</text:p>
          </table:table-cell>
          <table:table-cell office:value-type="float" office:value="2352" calcext:value-type="float">
            <text:p>2352</text:p>
          </table:table-cell>
          <table:table-cell office:value-type="float" office:value="5952" calcext:value-type="float">
            <text:p>5952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1255877498" calcext:value-type="float">
            <text:p>0.1255877498</text:p>
          </table:table-cell>
          <table:table-cell table:style-name="ce1" office:value-type="float" office:value="0.004096656201" calcext:value-type="float">
            <text:p>0.004096656201</text:p>
          </table:table-cell>
          <table:table-cell table:style-name="ce1" office:value-type="float" office:value="0.00362125627" calcext:value-type="float">
            <text:p>0.00362125627</text:p>
          </table:table-cell>
          <table:table-cell table:style-name="ce1" office:value-type="float" office:value="0.003580172325" calcext:value-type="float">
            <text:p>0.003580172325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86" calcext:value-type="float">
            <text:p>386</text:p>
          </table:table-cell>
          <table:table-cell office:value-type="float" office:value="17037900" calcext:value-type="float">
            <text:p>17037900</text:p>
          </table:table-cell>
          <table:table-cell table:formula="of:=([.D6]/([.D6]+[.E6]))*100" office:value-type="float" office:value="0.00226548609408247" calcext:value-type="float">
            <text:p>0.002265486094082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386" calcext:value-type="float">
            <text:p>386</text:p>
          </table:table-cell>
          <table:table-cell office:value-type="float" office:value="134" calcext:value-type="float">
            <text:p>134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3088" calcext:value-type="float">
            <text:p>3088</text:p>
          </table:table-cell>
          <table:table-cell office:value-type="float" office:value="2144" calcext:value-type="float">
            <text:p>2144</text:p>
          </table:table-cell>
          <table:table-cell office:value-type="float" office:value="5232" calcext:value-type="float">
            <text:p>5232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003991011772" calcext:value-type="float">
            <text:p>0.003991011772</text:p>
          </table:table-cell>
          <table:table-cell table:style-name="ce1" office:value-type="float" office:value="0.003409967411" calcext:value-type="float">
            <text:p>0.003409967411</text:p>
          </table:table-cell>
          <table:table-cell table:style-name="ce1" office:value-type="float" office:value="0.003374752601" calcext:value-type="float">
            <text:p>0.003374752601</text:p>
          </table:table-cell>
          <table:table-cell table:style-name="ce1" office:value-type="float" office:value="0.001872254052" calcext:value-type="float">
            <text:p>0.001872254052</text:p>
          </table:table-cell>
          <table:table-cell/>
        </table:table-row>
        <table:table-row table:style-name="ro1">
          <table:table-cell table:number-columns-repeated="18"/>
          <table:table-cell office:value-type="float" office:value="8192" calcext:value-type="float">
            <text:p>8192</text:p>
          </table:table-cell>
          <table:table-cell table:style-name="ce1" office:value-type="float" office:value="0.002641110731" calcext:value-type="float">
            <text:p>0.002641110731</text:p>
          </table:table-cell>
          <table:table-cell table:style-name="ce1" office:value-type="float" office:value="0.002617634192" calcext:value-type="float">
            <text:p>0.002617634192</text:p>
          </table:table-cell>
          <table:table-cell table:number-columns-repeated="2" table:style-name="ce1" office:value-type="float" office:value="0.001050575158" calcext:value-type="float">
            <text:p>0.001050575158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973" calcext:value-type="float">
            <text:p>2973</text:p>
          </table:table-cell>
          <table:table-cell office:value-type="float" office:value="17035313" calcext:value-type="float">
            <text:p>17035313</text:p>
          </table:table-cell>
          <table:table-cell table:formula="of:=([.D8]/([.D8]+[.E8]))*100" office:value-type="float" office:value="0.017448938232402" calcext:value-type="float">
            <text:p>0.017448938232402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2973" calcext:value-type="float">
            <text:p>2973</text:p>
          </table:table-cell>
          <table:table-cell office:value-type="float" office:value="665" calcext:value-type="float">
            <text:p>665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23784" calcext:value-type="float">
            <text:p>23784</text:p>
          </table:table-cell>
          <table:table-cell office:value-type="float" office:value="10640" calcext:value-type="float">
            <text:p>10640</text:p>
          </table:table-cell>
          <table:table-cell office:value-type="float" office:value="34424" calcext:value-type="float">
            <text:p>34424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0.002265486094" calcext:value-type="float">
            <text:p>0.002265486094</text:p>
          </table:table-cell>
          <table:table-cell table:number-columns-repeated="3" table:style-name="ce1" office:value-type="float" office:value="0.0006045209008" calcext:value-type="float">
            <text:p>0.0006045209008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659" calcext:value-type="float">
            <text:p>1659</text:p>
          </table:table-cell>
          <table:table-cell office:value-type="float" office:value="17036627" calcext:value-type="float">
            <text:p>17036627</text:p>
          </table:table-cell>
          <table:table-cell table:formula="of:=([.D9]/([.D9]+[.E9]))*100" office:value-type="float" office:value="0.0097368948965876" calcext:value-type="float">
            <text:p>0.009736894896588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659" calcext:value-type="float">
            <text:p>1659</text:p>
          </table:table-cell>
          <table:table-cell office:value-type="float" office:value="548" calcext:value-type="float">
            <text:p>548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3272" calcext:value-type="float">
            <text:p>13272</text:p>
          </table:table-cell>
          <table:table-cell office:value-type="float" office:value="8768" calcext:value-type="float">
            <text:p>8768</text:p>
          </table:table-cell>
          <table:table-cell office:value-type="float" office:value="22040" calcext:value-type="float">
            <text:p>220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698" calcext:value-type="float">
            <text:p>698</text:p>
          </table:table-cell>
          <table:table-cell office:value-type="float" office:value="17037588" calcext:value-type="float">
            <text:p>17037588</text:p>
          </table:table-cell>
          <table:table-cell table:formula="of:=([.D10]/([.D10]+[.E10]))*100" office:value-type="float" office:value="0.00409665620121648" calcext:value-type="float">
            <text:p>0.004096656201216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5584" calcext:value-type="float">
            <text:p>5584</text:p>
          </table:table-cell>
          <table:table-cell office:value-type="float" office:value="1456" calcext:value-type="float">
            <text:p>1456</text:p>
          </table:table-cell>
          <table:table-cell office:value-type="float" office:value="7040" calcext:value-type="float">
            <text:p>70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581" calcext:value-type="float">
            <text:p>581</text:p>
          </table:table-cell>
          <table:table-cell office:value-type="float" office:value="17037705" calcext:value-type="float">
            <text:p>17037705</text:p>
          </table:table-cell>
          <table:table-cell table:formula="of:=([.D11]/([.D11]+[.E11]))*100" office:value-type="float" office:value="0.00340996741104123" calcext:value-type="float">
            <text:p>0.003409967411041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581" calcext:value-type="float">
            <text:p>581</text:p>
          </table:table-cell>
          <table:table-cell office:value-type="float" office:value="53" calcext:value-type="float">
            <text:p>53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4648" calcext:value-type="float">
            <text:p>4648</text:p>
          </table:table-cell>
          <table:table-cell office:value-type="float" office:value="848" calcext:value-type="float">
            <text:p>848</text:p>
          </table:table-cell>
          <table:table-cell office:value-type="float" office:value="5496" calcext:value-type="float">
            <text:p>5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446" calcext:value-type="float">
            <text:p>446</text:p>
          </table:table-cell>
          <table:table-cell office:value-type="float" office:value="17037840" calcext:value-type="float">
            <text:p>17037840</text:p>
          </table:table-cell>
          <table:table-cell table:formula="of:=([.D12]/([.D12]+[.E12]))*100" office:value-type="float" office:value="0.00261763419160824" calcext:value-type="float">
            <text:p>0.002617634191608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446" calcext:value-type="float">
            <text:p>446</text:p>
          </table:table-cell>
          <table:table-cell office:value-type="float" office:value="134" calcext:value-type="float">
            <text:p>134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3568" calcext:value-type="float">
            <text:p>3568</text:p>
          </table:table-cell>
          <table:table-cell office:value-type="float" office:value="2144" calcext:value-type="float">
            <text:p>2144</text:p>
          </table:table-cell>
          <table:table-cell office:value-type="float" office:value="5712" calcext:value-type="float">
            <text:p>57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03" calcext:value-type="float">
            <text:p>103</text:p>
          </table:table-cell>
          <table:table-cell office:value-type="float" office:value="17038183" calcext:value-type="float">
            <text:p>17038183</text:p>
          </table:table-cell>
          <table:table-cell table:formula="of:=([.D13]/([.D13]+[.E13]))*100" office:value-type="float" office:value="0.000604520900752576" calcext:value-type="float">
            <text:p>0.000604520900753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table:number-columns-repeated="7"/>
        </table:table-row>
        <table:table-row table:style-name="ro2">
          <table:table-cell table:number-columns-repeated="23"/>
          <table:table-cell table:style-name="ce2" office:value-type="string" calcext:value-type="string">
            <text:p>ijk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460" calcext:value-type="float">
            <text:p>2460</text:p>
          </table:table-cell>
          <table:table-cell office:value-type="float" office:value="17035826" calcext:value-type="float">
            <text:p>17035826</text:p>
          </table:table-cell>
          <table:table-cell table:formula="of:=([.D15]/([.D15]+[.E15]))*100" office:value-type="float" office:value="0.0144380719985567" calcext:value-type="float">
            <text:p>0.014438071998557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2460" calcext:value-type="float">
            <text:p>2460</text:p>
          </table:table-cell>
          <table:table-cell office:value-type="float" office:value="516" calcext:value-type="float">
            <text:p>516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9680" calcext:value-type="float">
            <text:p>19680</text:p>
          </table:table-cell>
          <table:table-cell office:value-type="float" office:value="8256" calcext:value-type="float">
            <text:p>8256</text:p>
          </table:table-cell>
          <table:table-cell office:value-type="float" office:value="27936" calcext:value-type="float">
            <text:p>27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181" calcext:value-type="float">
            <text:p>1181</text:p>
          </table:table-cell>
          <table:table-cell office:value-type="float" office:value="17037105" calcext:value-type="float">
            <text:p>17037105</text:p>
          </table:table-cell>
          <table:table-cell table:formula="of:=([.D16]/([.D16]+[.E16]))*100" office:value-type="float" office:value="0.00693144838629895" calcext:value-type="float">
            <text:p>0.006931448386299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181" calcext:value-type="float">
            <text:p>1181</text:p>
          </table:table-cell>
          <table:table-cell office:value-type="float" office:value="102" calcext:value-type="float">
            <text:p>102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9448" calcext:value-type="float">
            <text:p>9448</text:p>
          </table:table-cell>
          <table:table-cell office:value-type="float" office:value="1632" calcext:value-type="float">
            <text:p>1632</text:p>
          </table:table-cell>
          <table:table-cell office:value-type="float" office:value="11080" calcext:value-type="float">
            <text:p>110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617" calcext:value-type="float">
            <text:p>617</text:p>
          </table:table-cell>
          <table:table-cell office:value-type="float" office:value="17037669" calcext:value-type="float">
            <text:p>17037669</text:p>
          </table:table-cell>
          <table:table-cell table:formula="of:=([.D17]/([.D17]+[.E17]))*100" office:value-type="float" office:value="0.00362125626955669" calcext:value-type="float">
            <text:p>0.003621256269557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617" calcext:value-type="float">
            <text:p>617</text:p>
          </table:table-cell>
          <table:table-cell office:value-type="float" office:value="41" calcext:value-type="float">
            <text:p>41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4936" calcext:value-type="float">
            <text:p>4936</text:p>
          </table:table-cell>
          <table:table-cell office:value-type="float" office:value="656" calcext:value-type="float">
            <text:p>656</text:p>
          </table:table-cell>
          <table:table-cell office:value-type="float" office:value="5592" calcext:value-type="float">
            <text:p>5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575" calcext:value-type="float">
            <text:p>575</text:p>
          </table:table-cell>
          <table:table-cell office:value-type="float" office:value="17037711" calcext:value-type="float">
            <text:p>17037711</text:p>
          </table:table-cell>
          <table:table-cell table:formula="of:=([.D18]/([.D18]+[.E18]))*100" office:value-type="float" office:value="0.00337475260128865" calcext:value-type="float">
            <text:p>0.003374752601289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575" calcext:value-type="float">
            <text:p>575</text:p>
          </table:table-cell>
          <table:table-cell office:value-type="float" office:value="31" calcext:value-type="float">
            <text:p>31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4600" calcext:value-type="float">
            <text:p>4600</text:p>
          </table:table-cell>
          <table:table-cell office:value-type="float" office:value="496" calcext:value-type="float">
            <text:p>496</text:p>
          </table:table-cell>
          <table:table-cell office:value-type="float" office:value="5096" calcext:value-type="float">
            <text:p>5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79" calcext:value-type="float">
            <text:p>179</text:p>
          </table:table-cell>
          <table:table-cell office:value-type="float" office:value="17038107" calcext:value-type="float">
            <text:p>17038107</text:p>
          </table:table-cell>
          <table:table-cell table:formula="of:=([.D19]/([.D19]+[.E19]))*100" office:value-type="float" office:value="0.00105057515761855" calcext:value-type="float">
            <text:p>0.001050575157619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103" calcext:value-type="float">
            <text:p>103</text:p>
          </table:table-cell>
          <table:table-cell office:value-type="float" office:value="17038183" calcext:value-type="float">
            <text:p>17038183</text:p>
          </table:table-cell>
          <table:table-cell table:formula="of:=([.D20]/([.D20]+[.E20]))*100" office:value-type="float" office:value="0.000604520900752576" calcext:value-type="float">
            <text:p>0.000604520900753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2104" calcext:value-type="float">
            <text:p>2104</text:p>
          </table:table-cell>
          <table:table-cell office:value-type="float" office:value="17036182" calcext:value-type="float">
            <text:p>17036182</text:p>
          </table:table-cell>
          <table:table-cell table:formula="of:=([.D22]/([.D22]+[.E22]))*100" office:value-type="float" office:value="0.0123486599532371" calcext:value-type="float">
            <text:p>0.012348659953237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2104" calcext:value-type="float">
            <text:p>2104</text:p>
          </table:table-cell>
          <table:table-cell office:value-type="float" office:value="168" calcext:value-type="float">
            <text:p>168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6832" calcext:value-type="float">
            <text:p>16832</text:p>
          </table:table-cell>
          <table:table-cell office:value-type="float" office:value="2688" calcext:value-type="float">
            <text:p>2688</text:p>
          </table:table-cell>
          <table:table-cell office:value-type="float" office:value="19520" calcext:value-type="float">
            <text:p>195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098" calcext:value-type="float">
            <text:p>1098</text:p>
          </table:table-cell>
          <table:table-cell office:value-type="float" office:value="17037188" calcext:value-type="float">
            <text:p>17037188</text:p>
          </table:table-cell>
          <table:table-cell table:formula="of:=([.D23]/([.D23]+[.E23]))*100" office:value-type="float" office:value="0.00644431018472163" calcext:value-type="float">
            <text:p>0.006444310184722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098" calcext:value-type="float">
            <text:p>1098</text:p>
          </table:table-cell>
          <table:table-cell office:value-type="float" office:value="68" calcext:value-type="float">
            <text:p>68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8784" calcext:value-type="float">
            <text:p>8784</text:p>
          </table:table-cell>
          <table:table-cell office:value-type="float" office:value="1088" calcext:value-type="float">
            <text:p>1088</text:p>
          </table:table-cell>
          <table:table-cell office:value-type="float" office:value="9872" calcext:value-type="float">
            <text:p>9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610" calcext:value-type="float">
            <text:p>610</text:p>
          </table:table-cell>
          <table:table-cell office:value-type="float" office:value="17037676" calcext:value-type="float">
            <text:p>17037676</text:p>
          </table:table-cell>
          <table:table-cell table:formula="of:=([.D24]/([.D24]+[.E24]))*100" office:value-type="float" office:value="0.00358017232484535" calcext:value-type="float">
            <text:p>0.003580172324845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610" calcext:value-type="float">
            <text:p>610</text:p>
          </table:table-cell>
          <table:table-cell office:value-type="float" office:value="5" calcext:value-type="float">
            <text:p>5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4880" calcext:value-type="float">
            <text:p>4880</text:p>
          </table:table-cell>
          <table:table-cell office:value-type="float" office:value="80" calcext:value-type="float">
            <text:p>80</text:p>
          </table:table-cell>
          <table:table-cell office:value-type="float" office:value="4960" calcext:value-type="float">
            <text:p>49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19" calcext:value-type="float">
            <text:p>319</text:p>
          </table:table-cell>
          <table:table-cell office:value-type="float" office:value="17037967" calcext:value-type="float">
            <text:p>17037967</text:p>
          </table:table-cell>
          <table:table-cell table:formula="of:=([.D25]/([.D25]+[.E25]))*100" office:value-type="float" office:value="0.00187225405184536" calcext:value-type="float">
            <text:p>0.001872254051845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79" calcext:value-type="float">
            <text:p>179</text:p>
          </table:table-cell>
          <table:table-cell office:value-type="float" office:value="17038107" calcext:value-type="float">
            <text:p>17038107</text:p>
          </table:table-cell>
          <table:table-cell table:formula="of:=([.D26]/([.D26]+[.E26]))*100" office:value-type="float" office:value="0.00105057515761855" calcext:value-type="float">
            <text:p>0.001050575157619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03" calcext:value-type="float">
            <text:p>103</text:p>
          </table:table-cell>
          <table:table-cell office:value-type="float" office:value="17038183" calcext:value-type="float">
            <text:p>17038183</text:p>
          </table:table-cell>
          <table:table-cell table:formula="of:=([.D27]/([.D27]+[.E27]))*100" office:value-type="float" office:value="0.000604520900752576" calcext:value-type="float">
            <text:p>0.000604520900753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table:number-columns-repeated="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6931" calcext:value-type="float">
            <text:p>16931</text:p>
          </table:table-cell>
          <table:table-cell office:value-type="float" office:value="17021355" calcext:value-type="float">
            <text:p>17021355</text:p>
          </table:table-cell>
          <table:table-cell table:formula="of:=([.D31]/([.D31]+[.E31]))*100" office:value-type="float" office:value="0.0993703239868142" calcext:value-type="float">
            <text:p>0.099370323986814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6931" calcext:value-type="float">
            <text:p>16931</text:p>
          </table:table-cell>
          <table:table-cell office:value-type="float" office:value="6910" calcext:value-type="float">
            <text:p>6910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35448" calcext:value-type="float">
            <text:p>135448</text:p>
          </table:table-cell>
          <table:table-cell office:value-type="float" office:value="110560" calcext:value-type="float">
            <text:p>110560</text:p>
          </table:table-cell>
          <table:table-cell office:value-type="float" office:value="246008" calcext:value-type="float">
            <text:p>246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2125" calcext:value-type="float">
            <text:p>22125</text:p>
          </table:table-cell>
          <table:table-cell office:value-type="float" office:value="17016161" calcext:value-type="float">
            <text:p>17016161</text:p>
          </table:table-cell>
          <table:table-cell table:formula="of:=([.D32]/([.D32]+[.E32]))*100" office:value-type="float" office:value="0.129854610962629" calcext:value-type="float">
            <text:p>0.129854610962629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22125" calcext:value-type="float">
            <text:p>22125</text:p>
          </table:table-cell>
          <table:table-cell office:value-type="float" office:value="10466" calcext:value-type="float">
            <text:p>10466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77000" calcext:value-type="float">
            <text:p>177000</text:p>
          </table:table-cell>
          <table:table-cell office:value-type="float" office:value="167456" calcext:value-type="float">
            <text:p>167456</text:p>
          </table:table-cell>
          <table:table-cell office:value-type="float" office:value="344456" calcext:value-type="float">
            <text:p>344456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4612" calcext:value-type="float">
            <text:p>24612</text:p>
          </table:table-cell>
          <table:table-cell office:value-type="float" office:value="17013674" calcext:value-type="float">
            <text:p>17013674</text:p>
          </table:table-cell>
          <table:table-cell table:formula="of:=([.D33]/([.D33]+[.E33]))*100" office:value-type="float" office:value="0.144451149605072" calcext:value-type="float">
            <text:p>0.144451149605072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24612" calcext:value-type="float">
            <text:p>24612</text:p>
          </table:table-cell>
          <table:table-cell office:value-type="float" office:value="12235" calcext:value-type="float">
            <text:p>12235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96896" calcext:value-type="float">
            <text:p>196896</text:p>
          </table:table-cell>
          <table:table-cell office:value-type="float" office:value="195760" calcext:value-type="float">
            <text:p>195760</text:p>
          </table:table-cell>
          <table:table-cell office:value-type="float" office:value="392656" calcext:value-type="float">
            <text:p>392656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09937032399" calcext:value-type="float">
            <text:p>0.09937032399</text:p>
          </table:table-cell>
          <table:table-cell table:style-name="ce1" office:value-type="float" office:value="0.08661669372" calcext:value-type="float">
            <text:p>0.08661669372</text:p>
          </table:table-cell>
          <table:table-cell table:style-name="ce1" office:value-type="float" office:value="0.08360582749" calcext:value-type="float">
            <text:p>0.08360582749</text:p>
          </table:table-cell>
          <table:table-cell table:style-name="ce1" office:value-type="float" office:value="0.08334171641" calcext:value-type="float">
            <text:p>0.08334171641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2912" calcext:value-type="float">
            <text:p>62912</text:p>
          </table:table-cell>
          <table:table-cell office:value-type="float" office:value="16975374" calcext:value-type="float">
            <text:p>16975374</text:p>
          </table:table-cell>
          <table:table-cell table:formula="of:=([.D34]/([.D34]+[.E34]))*100" office:value-type="float" office:value="0.36923901852569" calcext:value-type="float">
            <text:p>0.36923901852569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62912" calcext:value-type="float">
            <text:p>62912</text:p>
          </table:table-cell>
          <table:table-cell office:value-type="float" office:value="31428" calcext:value-type="float">
            <text:p>31428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503296" calcext:value-type="float">
            <text:p>503296</text:p>
          </table:table-cell>
          <table:table-cell office:value-type="float" office:value="502848" calcext:value-type="float">
            <text:p>502848</text:p>
          </table:table-cell>
          <table:table-cell office:value-type="float" office:value="1006144" calcext:value-type="float">
            <text:p>1006144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129854611" calcext:value-type="float">
            <text:p>0.129854611</text:p>
          </table:table-cell>
          <table:table-cell table:style-name="ce1" office:value-type="float" office:value="0.1257931696" calcext:value-type="float">
            <text:p>0.1257931696</text:p>
          </table:table-cell>
          <table:table-cell table:style-name="ce1" office:value-type="float" office:value="0.1254234141" calcext:value-type="float">
            <text:p>0.1254234141</text:p>
          </table:table-cell>
          <table:table-cell table:style-name="ce1" office:value-type="float" office:value="0.006397357105" calcext:value-type="float">
            <text:p>0.006397357105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447" calcext:value-type="float">
            <text:p>447</text:p>
          </table:table-cell>
          <table:table-cell office:value-type="float" office:value="17037839" calcext:value-type="float">
            <text:p>17037839</text:p>
          </table:table-cell>
          <table:table-cell table:formula="of:=([.D35]/([.D35]+[.E35]))*100" office:value-type="float" office:value="0.002623503326567" calcext:value-type="float">
            <text:p>0.002623503326567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447" calcext:value-type="float">
            <text:p>447</text:p>
          </table:table-cell>
          <table:table-cell office:value-type="float" office:value="134" calcext:value-type="float">
            <text:p>134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3576" calcext:value-type="float">
            <text:p>3576</text:p>
          </table:table-cell>
          <table:table-cell office:value-type="float" office:value="2144" calcext:value-type="float">
            <text:p>2144</text:p>
          </table:table-cell>
          <table:table-cell office:value-type="float" office:value="5720" calcext:value-type="float">
            <text:p>5720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1444511496" calcext:value-type="float">
            <text:p>0.1444511496</text:p>
          </table:table-cell>
          <table:table-cell table:style-name="ce1" office:value-type="float" office:value="0.1440227028" calcext:value-type="float">
            <text:p>0.1440227028</text:p>
          </table:table-cell>
          <table:table-cell table:number-columns-repeated="2" table:style-name="ce1" office:value-type="float" office:value="0.00357430319" calcext:value-type="float">
            <text:p>0.00357430319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2" calcext:value-type="float">
            <text:p>372</text:p>
          </table:table-cell>
          <table:table-cell office:value-type="float" office:value="17037914" calcext:value-type="float">
            <text:p>17037914</text:p>
          </table:table-cell>
          <table:table-cell table:formula="of:=([.D36]/([.D36]+[.E36]))*100" office:value-type="float" office:value="0.00218331820465979" calcext:value-type="float">
            <text:p>0.00218331820466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372" calcext:value-type="float">
            <text:p>372</text:p>
          </table:table-cell>
          <table:table-cell office:value-type="float" office:value="137" calcext:value-type="float">
            <text:p>137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2976" calcext:value-type="float">
            <text:p>2976</text:p>
          </table:table-cell>
          <table:table-cell office:value-type="float" office:value="2192" calcext:value-type="float">
            <text:p>2192</text:p>
          </table:table-cell>
          <table:table-cell office:value-type="float" office:value="5168" calcext:value-type="float">
            <text:p>5168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3692390185" calcext:value-type="float">
            <text:p>0.3692390185</text:p>
          </table:table-cell>
          <table:table-cell table:number-columns-repeated="2" table:style-name="ce1" office:value-type="float" office:value="0.003374752601" calcext:value-type="float">
            <text:p>0.003374752601</text:p>
          </table:table-cell>
          <table:table-cell table:style-name="ce1" office:value-type="float" office:value="0.001872254052" calcext:value-type="float">
            <text:p>0.001872254052</text:p>
          </table:table-cell>
          <table:table-cell/>
        </table:table-row>
        <table:table-row table:style-name="ro1">
          <table:table-cell table:number-columns-repeated="18"/>
          <table:table-cell office:value-type="float" office:value="8192" calcext:value-type="float">
            <text:p>8192</text:p>
          </table:table-cell>
          <table:table-cell table:number-columns-repeated="2" table:style-name="ce1" office:value-type="float" office:value="0.002623503327" calcext:value-type="float">
            <text:p>0.002623503327</text:p>
          </table:table-cell>
          <table:table-cell table:number-columns-repeated="2" table:style-name="ce1" office:value-type="float" office:value="0.001056444293" calcext:value-type="float">
            <text:p>0.001056444293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4758" calcext:value-type="float">
            <text:p>14758</text:p>
          </table:table-cell>
          <table:table-cell office:value-type="float" office:value="17023528" calcext:value-type="float">
            <text:p>17023528</text:p>
          </table:table-cell>
          <table:table-cell table:formula="of:=([.D38]/([.D38]+[.E38]))*100" office:value-type="float" office:value="0.0866166937214224" calcext:value-type="float">
            <text:p>0.086616693721423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4758" calcext:value-type="float">
            <text:p>14758</text:p>
          </table:table-cell>
          <table:table-cell office:value-type="float" office:value="6461" calcext:value-type="float">
            <text:p>6461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18064" calcext:value-type="float">
            <text:p>118064</text:p>
          </table:table-cell>
          <table:table-cell office:value-type="float" office:value="103376" calcext:value-type="float">
            <text:p>103376</text:p>
          </table:table-cell>
          <table:table-cell office:value-type="float" office:value="221440" calcext:value-type="float">
            <text:p>221440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0.002183318205" calcext:value-type="float">
            <text:p>0.002183318205</text:p>
          </table:table-cell>
          <table:table-cell table:number-columns-repeated="3" table:style-name="ce1" office:value-type="float" office:value="0.0006103900357" calcext:value-type="float">
            <text:p>0.0006103900357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1433" calcext:value-type="float">
            <text:p>21433</text:p>
          </table:table-cell>
          <table:table-cell office:value-type="float" office:value="17016853" calcext:value-type="float">
            <text:p>17016853</text:p>
          </table:table-cell>
          <table:table-cell table:formula="of:=([.D39]/([.D39]+[.E39]))*100" office:value-type="float" office:value="0.125793169571165" calcext:value-type="float">
            <text:p>0.125793169571165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21433" calcext:value-type="float">
            <text:p>21433</text:p>
          </table:table-cell>
          <table:table-cell office:value-type="float" office:value="10275" calcext:value-type="float">
            <text:p>10275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71464" calcext:value-type="float">
            <text:p>171464</text:p>
          </table:table-cell>
          <table:table-cell office:value-type="float" office:value="164400" calcext:value-type="float">
            <text:p>164400</text:p>
          </table:table-cell>
          <table:table-cell office:value-type="float" office:value="335864" calcext:value-type="float">
            <text:p>335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24539" calcext:value-type="float">
            <text:p>24539</text:p>
          </table:table-cell>
          <table:table-cell office:value-type="float" office:value="17013747" calcext:value-type="float">
            <text:p>17013747</text:p>
          </table:table-cell>
          <table:table-cell table:formula="of:=([.D40]/([.D40]+[.E40]))*100" office:value-type="float" office:value="0.144022702753082" calcext:value-type="float">
            <text:p>0.144022702753082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24539" calcext:value-type="float">
            <text:p>24539</text:p>
          </table:table-cell>
          <table:table-cell office:value-type="float" office:value="12191" calcext:value-type="float">
            <text:p>12191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96312" calcext:value-type="float">
            <text:p>196312</text:p>
          </table:table-cell>
          <table:table-cell office:value-type="float" office:value="195056" calcext:value-type="float">
            <text:p>195056</text:p>
          </table:table-cell>
          <table:table-cell office:value-type="float" office:value="391368" calcext:value-type="float">
            <text:p>391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575" calcext:value-type="float">
            <text:p>575</text:p>
          </table:table-cell>
          <table:table-cell office:value-type="float" office:value="17037711" calcext:value-type="float">
            <text:p>17037711</text:p>
          </table:table-cell>
          <table:table-cell table:formula="of:=([.D41]/([.D41]+[.E41]))*100" office:value-type="float" office:value="0.00337475260128865" calcext:value-type="float">
            <text:p>0.003374752601289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575" calcext:value-type="float">
            <text:p>575</text:p>
          </table:table-cell>
          <table:table-cell office:value-type="float" office:value="31" calcext:value-type="float">
            <text:p>31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4600" calcext:value-type="float">
            <text:p>4600</text:p>
          </table:table-cell>
          <table:table-cell office:value-type="float" office:value="496" calcext:value-type="float">
            <text:p>496</text:p>
          </table:table-cell>
          <table:table-cell office:value-type="float" office:value="5096" calcext:value-type="float">
            <text:p>5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447" calcext:value-type="float">
            <text:p>447</text:p>
          </table:table-cell>
          <table:table-cell office:value-type="float" office:value="17037839" calcext:value-type="float">
            <text:p>17037839</text:p>
          </table:table-cell>
          <table:table-cell table:formula="of:=([.D42]/([.D42]+[.E42]))*100" office:value-type="float" office:value="0.002623503326567" calcext:value-type="float">
            <text:p>0.002623503326567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447" calcext:value-type="float">
            <text:p>447</text:p>
          </table:table-cell>
          <table:table-cell office:value-type="float" office:value="134" calcext:value-type="float">
            <text:p>134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3576" calcext:value-type="float">
            <text:p>3576</text:p>
          </table:table-cell>
          <table:table-cell office:value-type="float" office:value="2144" calcext:value-type="float">
            <text:p>2144</text:p>
          </table:table-cell>
          <table:table-cell office:value-type="float" office:value="5720" calcext:value-type="float">
            <text:p>5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04" calcext:value-type="float">
            <text:p>104</text:p>
          </table:table-cell>
          <table:table-cell office:value-type="float" office:value="17038182" calcext:value-type="float">
            <text:p>17038182</text:p>
          </table:table-cell>
          <table:table-cell table:formula="of:=([.D43]/([.D43]+[.E43]))*100" office:value-type="float" office:value="0.000610390035711339" calcext:value-type="float">
            <text:p>0.000610390035711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number-columns-repeated="7"/>
        </table:table-row>
        <table:table-row table:style-name="ro2">
          <table:table-cell table:number-columns-repeated="23"/>
          <table:table-cell table:style-name="ce2" office:value-type="string" calcext:value-type="string">
            <text:p>jik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14245" calcext:value-type="float">
            <text:p>14245</text:p>
          </table:table-cell>
          <table:table-cell office:value-type="float" office:value="17024041" calcext:value-type="float">
            <text:p>17024041</text:p>
          </table:table-cell>
          <table:table-cell table:formula="of:=([.D45]/([.D45]+[.E45]))*100" office:value-type="float" office:value="0.0836058274875771" calcext:value-type="float">
            <text:p>0.083605827487577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4245" calcext:value-type="float">
            <text:p>14245</text:p>
          </table:table-cell>
          <table:table-cell office:value-type="float" office:value="6196" calcext:value-type="float">
            <text:p>6196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13960" calcext:value-type="float">
            <text:p>113960</text:p>
          </table:table-cell>
          <table:table-cell office:value-type="float" office:value="99136" calcext:value-type="float">
            <text:p>99136</text:p>
          </table:table-cell>
          <table:table-cell office:value-type="float" office:value="213096" calcext:value-type="float">
            <text:p>213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21370" calcext:value-type="float">
            <text:p>21370</text:p>
          </table:table-cell>
          <table:table-cell office:value-type="float" office:value="17016916" calcext:value-type="float">
            <text:p>17016916</text:p>
          </table:table-cell>
          <table:table-cell table:formula="of:=([.D46]/([.D46]+[.E46]))*100" office:value-type="float" office:value="0.125423414068763" calcext:value-type="float">
            <text:p>0.125423414068763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21370" calcext:value-type="float">
            <text:p>21370</text:p>
          </table:table-cell>
          <table:table-cell office:value-type="float" office:value="10232" calcext:value-type="float">
            <text:p>10232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70960" calcext:value-type="float">
            <text:p>170960</text:p>
          </table:table-cell>
          <table:table-cell office:value-type="float" office:value="163712" calcext:value-type="float">
            <text:p>163712</text:p>
          </table:table-cell>
          <table:table-cell office:value-type="float" office:value="334672" calcext:value-type="float">
            <text:p>3346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609" calcext:value-type="float">
            <text:p>609</text:p>
          </table:table-cell>
          <table:table-cell office:value-type="float" office:value="17037677" calcext:value-type="float">
            <text:p>17037677</text:p>
          </table:table-cell>
          <table:table-cell table:formula="of:=([.D47]/([.D47]+[.E47]))*100" office:value-type="float" office:value="0.00357430318988659" calcext:value-type="float">
            <text:p>0.003574303189887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609" calcext:value-type="float">
            <text:p>609</text:p>
          </table:table-cell>
          <table:table-cell office:value-type="float" office:value="5" calcext:value-type="float">
            <text:p>5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4872" calcext:value-type="float">
            <text:p>4872</text:p>
          </table:table-cell>
          <table:table-cell office:value-type="float" office:value="80" calcext:value-type="float">
            <text:p>80</text:p>
          </table:table-cell>
          <table:table-cell office:value-type="float" office:value="4952" calcext:value-type="float">
            <text:p>4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575" calcext:value-type="float">
            <text:p>575</text:p>
          </table:table-cell>
          <table:table-cell office:value-type="float" office:value="17037711" calcext:value-type="float">
            <text:p>17037711</text:p>
          </table:table-cell>
          <table:table-cell table:formula="of:=([.D48]/([.D48]+[.E48]))*100" office:value-type="float" office:value="0.00337475260128865" calcext:value-type="float">
            <text:p>0.003374752601289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575" calcext:value-type="float">
            <text:p>575</text:p>
          </table:table-cell>
          <table:table-cell office:value-type="float" office:value="31" calcext:value-type="float">
            <text:p>31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4600" calcext:value-type="float">
            <text:p>4600</text:p>
          </table:table-cell>
          <table:table-cell office:value-type="float" office:value="496" calcext:value-type="float">
            <text:p>496</text:p>
          </table:table-cell>
          <table:table-cell office:value-type="float" office:value="5096" calcext:value-type="float">
            <text:p>5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80" calcext:value-type="float">
            <text:p>180</text:p>
          </table:table-cell>
          <table:table-cell office:value-type="float" office:value="17038106" calcext:value-type="float">
            <text:p>17038106</text:p>
          </table:table-cell>
          <table:table-cell table:formula="of:=([.D49]/([.D49]+[.E49]))*100" office:value-type="float" office:value="0.00105644429257732" calcext:value-type="float">
            <text:p>0.001056444292577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104" calcext:value-type="float">
            <text:p>104</text:p>
          </table:table-cell>
          <table:table-cell office:value-type="float" office:value="17038182" calcext:value-type="float">
            <text:p>17038182</text:p>
          </table:table-cell>
          <table:table-cell table:formula="of:=([.D50]/([.D50]+[.E50]))*100" office:value-type="float" office:value="0.000610390035711339" calcext:value-type="float">
            <text:p>0.000610390035711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14200" calcext:value-type="float">
            <text:p>14200</text:p>
          </table:table-cell>
          <table:table-cell office:value-type="float" office:value="17024086" calcext:value-type="float">
            <text:p>17024086</text:p>
          </table:table-cell>
          <table:table-cell table:formula="of:=([.D52]/([.D52]+[.E52]))*100" office:value-type="float" office:value="0.0833417164144328" calcext:value-type="float">
            <text:p>0.083341716414433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4200" calcext:value-type="float">
            <text:p>14200</text:p>
          </table:table-cell>
          <table:table-cell office:value-type="float" office:value="6155" calcext:value-type="float">
            <text:p>6155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13600" calcext:value-type="float">
            <text:p>113600</text:p>
          </table:table-cell>
          <table:table-cell office:value-type="float" office:value="98480" calcext:value-type="float">
            <text:p>98480</text:p>
          </table:table-cell>
          <table:table-cell office:value-type="float" office:value="212080" calcext:value-type="float">
            <text:p>2120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090" calcext:value-type="float">
            <text:p>1090</text:p>
          </table:table-cell>
          <table:table-cell office:value-type="float" office:value="17037196" calcext:value-type="float">
            <text:p>17037196</text:p>
          </table:table-cell>
          <table:table-cell table:formula="of:=([.D53]/([.D53]+[.E53]))*100" office:value-type="float" office:value="0.00639735710505153" calcext:value-type="float">
            <text:p>0.006397357105052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090" calcext:value-type="float">
            <text:p>1090</text:p>
          </table:table-cell>
          <table:table-cell office:value-type="float" office:value="3" calcext:value-type="float">
            <text:p>3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8720" calcext:value-type="float">
            <text:p>8720</text:p>
          </table:table-cell>
          <table:table-cell office:value-type="float" office:value="48" calcext:value-type="float">
            <text:p>48</text:p>
          </table:table-cell>
          <table:table-cell office:value-type="float" office:value="8768" calcext:value-type="float">
            <text:p>87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609" calcext:value-type="float">
            <text:p>609</text:p>
          </table:table-cell>
          <table:table-cell office:value-type="float" office:value="17037677" calcext:value-type="float">
            <text:p>17037677</text:p>
          </table:table-cell>
          <table:table-cell table:formula="of:=([.D54]/([.D54]+[.E54]))*100" office:value-type="float" office:value="0.00357430318988659" calcext:value-type="float">
            <text:p>0.003574303189887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609" calcext:value-type="float">
            <text:p>609</text:p>
          </table:table-cell>
          <table:table-cell office:value-type="float" office:value="5" calcext:value-type="float">
            <text:p>5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4872" calcext:value-type="float">
            <text:p>4872</text:p>
          </table:table-cell>
          <table:table-cell office:value-type="float" office:value="80" calcext:value-type="float">
            <text:p>80</text:p>
          </table:table-cell>
          <table:table-cell office:value-type="float" office:value="4952" calcext:value-type="float">
            <text:p>4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19" calcext:value-type="float">
            <text:p>319</text:p>
          </table:table-cell>
          <table:table-cell office:value-type="float" office:value="17037967" calcext:value-type="float">
            <text:p>17037967</text:p>
          </table:table-cell>
          <table:table-cell table:formula="of:=([.D55]/([.D55]+[.E55]))*100" office:value-type="float" office:value="0.00187225405184536" calcext:value-type="float">
            <text:p>0.001872254051845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80" calcext:value-type="float">
            <text:p>180</text:p>
          </table:table-cell>
          <table:table-cell office:value-type="float" office:value="17038106" calcext:value-type="float">
            <text:p>17038106</text:p>
          </table:table-cell>
          <table:table-cell table:formula="of:=([.D56]/([.D56]+[.E56]))*100" office:value-type="float" office:value="0.00105644429257732" calcext:value-type="float">
            <text:p>0.001056444292577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04" calcext:value-type="float">
            <text:p>104</text:p>
          </table:table-cell>
          <table:table-cell office:value-type="float" office:value="17038182" calcext:value-type="float">
            <text:p>17038182</text:p>
          </table:table-cell>
          <table:table-cell table:formula="of:=([.D57]/([.D57]+[.E57]))*100" office:value-type="float" office:value="0.000610390035711339" calcext:value-type="float">
            <text:p>0.000610390035711</text:p>
          </table:table-cell>
          <table:table-cell office:value-type="float" office:value="14765421" calcext:value-type="float">
            <text:p>14765421</text:p>
          </table:table-cell>
          <table:table-cell office:value-type="float" office:value="2272865" calcext:value-type="float">
            <text:p>2272865</text:p>
          </table:table-cell>
          <table:table-cell office:value-type="float" office:value="17038286" calcext:value-type="float">
            <text:p>1703828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9530842" calcext:value-type="float">
            <text:p>29530842</text:p>
          </table:table-cell>
          <table:table-cell office:value-type="float" office:value="9091460" calcext:value-type="float">
            <text:p>9091460</text:p>
          </table:table-cell>
          <table:table-cell office:value-type="float" office:value="38622302" calcext:value-type="float">
            <text:p>38622302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number-columns-repeated="7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1939" calcext:value-type="float">
            <text:p>21939</text:p>
          </table:table-cell>
          <table:table-cell office:value-type="float" office:value="21006339" calcext:value-type="float">
            <text:p>21006339</text:p>
          </table:table-cell>
          <table:table-cell table:formula="of:=([.D62]/([.D62]+[.E62]))*100" office:value-type="float" office:value="0.10433093950917" calcext:value-type="float">
            <text:p>0.10433093950917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21939" calcext:value-type="float">
            <text:p>21939</text:p>
          </table:table-cell>
          <table:table-cell office:value-type="float" office:value="9539" calcext:value-type="float">
            <text:p>9539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75512" calcext:value-type="float">
            <text:p>175512</text:p>
          </table:table-cell>
          <table:table-cell office:value-type="float" office:value="152624" calcext:value-type="float">
            <text:p>152624</text:p>
          </table:table-cell>
          <table:table-cell office:value-type="float" office:value="328136" calcext:value-type="float">
            <text:p>328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7466" calcext:value-type="float">
            <text:p>47466</text:p>
          </table:table-cell>
          <table:table-cell office:value-type="float" office:value="20980812" calcext:value-type="float">
            <text:p>20980812</text:p>
          </table:table-cell>
          <table:table-cell table:formula="of:=([.D63]/([.D63]+[.E63]))*100" office:value-type="float" office:value="0.225724617108448" calcext:value-type="float">
            <text:p>0.225724617108448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47466" calcext:value-type="float">
            <text:p>47466</text:p>
          </table:table-cell>
          <table:table-cell office:value-type="float" office:value="22685" calcext:value-type="float">
            <text:p>22685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379728" calcext:value-type="float">
            <text:p>379728</text:p>
          </table:table-cell>
          <table:table-cell office:value-type="float" office:value="362960" calcext:value-type="float">
            <text:p>362960</text:p>
          </table:table-cell>
          <table:table-cell office:value-type="float" office:value="742688" calcext:value-type="float">
            <text:p>742688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21026263" calcext:value-type="float">
            <text:p>21026263</text:p>
          </table:table-cell>
          <table:table-cell table:formula="of:=([.D64]/([.D64]+[.E64]))*100" office:value-type="float" office:value="0.00958233479698147" calcext:value-type="float">
            <text:p>0.009582334796981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2015" calcext:value-type="float">
            <text:p>2015</text:p>
          </table:table-cell>
          <table:table-cell office:value-type="float" office:value="245" calcext:value-type="float">
            <text:p>245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6120" calcext:value-type="float">
            <text:p>16120</text:p>
          </table:table-cell>
          <table:table-cell office:value-type="float" office:value="3920" calcext:value-type="float">
            <text:p>3920</text:p>
          </table:table-cell>
          <table:table-cell office:value-type="float" office:value="20040" calcext:value-type="float">
            <text:p>20040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1043309395" calcext:value-type="float">
            <text:p>0.1043309395</text:p>
          </table:table-cell>
          <table:table-cell table:style-name="ce1" office:value-type="float" office:value="0.09697417925" calcext:value-type="float">
            <text:p>0.09697417925</text:p>
          </table:table-cell>
          <table:table-cell table:style-name="ce1" office:value-type="float" office:value="0.01218359392" calcext:value-type="float">
            <text:p>0.01218359392</text:p>
          </table:table-cell>
          <table:table-cell table:style-name="ce1" office:value-type="float" office:value="0.01179364283" calcext:value-type="float">
            <text:p>0.01179364283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917" calcext:value-type="float">
            <text:p>2917</text:p>
          </table:table-cell>
          <table:table-cell office:value-type="float" office:value="21025361" calcext:value-type="float">
            <text:p>21025361</text:p>
          </table:table-cell>
          <table:table-cell table:formula="of:=([.D65]/([.D65]+[.E65]))*100" office:value-type="float" office:value="0.0138717968252084" calcext:value-type="float">
            <text:p>0.013871796825209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2917" calcext:value-type="float">
            <text:p>2917</text:p>
          </table:table-cell>
          <table:table-cell office:value-type="float" office:value="426" calcext:value-type="float">
            <text:p>426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23336" calcext:value-type="float">
            <text:p>23336</text:p>
          </table:table-cell>
          <table:table-cell office:value-type="float" office:value="6816" calcext:value-type="float">
            <text:p>6816</text:p>
          </table:table-cell>
          <table:table-cell office:value-type="float" office:value="30152" calcext:value-type="float">
            <text:p>3015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2257246171" calcext:value-type="float">
            <text:p>0.2257246171</text:p>
          </table:table-cell>
          <table:table-cell table:style-name="ce1" office:value-type="float" office:value="0.009159095196" calcext:value-type="float">
            <text:p>0.009159095196</text:p>
          </table:table-cell>
          <table:table-cell table:style-name="ce1" office:value-type="float" office:value="0.008616968066" calcext:value-type="float">
            <text:p>0.008616968066</text:p>
          </table:table-cell>
          <table:table-cell table:style-name="ce1" office:value-type="float" office:value="0.005235806755" calcext:value-type="float">
            <text:p>0.005235806755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229" calcext:value-type="float">
            <text:p>229</text:p>
          </table:table-cell>
          <table:table-cell office:value-type="float" office:value="21028049" calcext:value-type="float">
            <text:p>21028049</text:p>
          </table:table-cell>
          <table:table-cell table:formula="of:=([.D66]/([.D66]+[.E66]))*100" office:value-type="float" office:value="0.00108900976104653" calcext:value-type="float">
            <text:p>0.001089009761047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832" calcext:value-type="float">
            <text:p>1832</text:p>
          </table:table-cell>
          <table:table-cell office:value-type="float" office:value="480" calcext:value-type="float">
            <text:p>480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009582334797" calcext:value-type="float">
            <text:p>0.009582334797</text:p>
          </table:table-cell>
          <table:table-cell table:style-name="ce1" office:value-type="float" office:value="0.008607457063" calcext:value-type="float">
            <text:p>0.008607457063</text:p>
          </table:table-cell>
          <table:table-cell table:style-name="ce1" office:value-type="float" office:value="0.002938899704" calcext:value-type="float">
            <text:p>0.002938899704</text:p>
          </table:table-cell>
          <table:table-cell table:style-name="ce1" office:value-type="float" office:value="0.002743924158" calcext:value-type="float">
            <text:p>0.002743924158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52" calcext:value-type="float">
            <text:p>352</text:p>
          </table:table-cell>
          <table:table-cell office:value-type="float" office:value="21027926" calcext:value-type="float">
            <text:p>21027926</text:p>
          </table:table-cell>
          <table:table-cell table:formula="of:=([.D67]/([.D67]+[.E67]))*100" office:value-type="float" office:value="0.00167393640125929" calcext:value-type="float">
            <text:p>0.001673936401259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2816" calcext:value-type="float">
            <text:p>2816</text:p>
          </table:table-cell>
          <table:table-cell office:value-type="float" office:value="192" calcext:value-type="float">
            <text:p>192</text:p>
          </table:table-cell>
          <table:table-cell office:value-type="float" office:value="3008" calcext:value-type="float">
            <text:p>3008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01387179683" calcext:value-type="float">
            <text:p>0.01387179683</text:p>
          </table:table-cell>
          <table:table-cell table:style-name="ce1" office:value-type="float" office:value="0.001750024419" calcext:value-type="float">
            <text:p>0.001750024419</text:p>
          </table:table-cell>
          <table:table-cell table:number-columns-repeated="2" table:style-name="ce1" office:value-type="float" office:value="0.001517004864" calcext:value-type="float">
            <text:p>0.001517004864</text:p>
          </table:table-cell>
          <table:table-cell/>
        </table:table-row>
        <table:table-row table:style-name="ro1">
          <table:table-cell table:number-columns-repeated="18"/>
          <table:table-cell office:value-type="float" office:value="8192" calcext:value-type="float">
            <text:p>8192</text:p>
          </table:table-cell>
          <table:table-cell table:style-name="ce1" office:value-type="float" office:value="0.001089009761" calcext:value-type="float">
            <text:p>0.001089009761</text:p>
          </table:table-cell>
          <table:table-cell table:number-columns-repeated="3" table:style-name="ce1" office:value-type="float" office:value="0.0008464792029" calcext:value-type="float">
            <text:p>0.0008464792029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0392" calcext:value-type="float">
            <text:p>20392</text:p>
          </table:table-cell>
          <table:table-cell office:value-type="float" office:value="21007886" calcext:value-type="float">
            <text:p>21007886</text:p>
          </table:table-cell>
          <table:table-cell table:formula="of:=([.D69]/([.D69]+[.E69]))*100" office:value-type="float" office:value="0.0969741792456805" calcext:value-type="float">
            <text:p>0.096974179245681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20392" calcext:value-type="float">
            <text:p>20392</text:p>
          </table:table-cell>
          <table:table-cell office:value-type="float" office:value="9004" calcext:value-type="float">
            <text:p>9004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63136" calcext:value-type="float">
            <text:p>163136</text:p>
          </table:table-cell>
          <table:table-cell office:value-type="float" office:value="144064" calcext:value-type="float">
            <text:p>144064</text:p>
          </table:table-cell>
          <table:table-cell office:value-type="float" office:value="307200" calcext:value-type="float">
            <text:p>307200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0.001673936401" calcext:value-type="float">
            <text:p>0.001673936401</text:p>
          </table:table-cell>
          <table:table-cell table:number-columns-repeated="3" table:style-name="ce1" office:value-type="float" office:value="0.0005754156379" calcext:value-type="float">
            <text:p>0.0005754156379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926" calcext:value-type="float">
            <text:p>1926</text:p>
          </table:table-cell>
          <table:table-cell office:value-type="float" office:value="21026352" calcext:value-type="float">
            <text:p>21026352</text:p>
          </table:table-cell>
          <table:table-cell table:formula="of:=([.D70]/([.D70]+[.E70]))*100" office:value-type="float" office:value="0.00915909519552671" calcext:value-type="float">
            <text:p>0.009159095195527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926" calcext:value-type="float">
            <text:p>1926</text:p>
          </table:table-cell>
          <table:table-cell office:value-type="float" office:value="190" calcext:value-type="float">
            <text:p>19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5408" calcext:value-type="float">
            <text:p>15408</text:p>
          </table:table-cell>
          <table:table-cell office:value-type="float" office:value="3040" calcext:value-type="float">
            <text:p>3040</text:p>
          </table:table-cell>
          <table:table-cell office:value-type="float" office:value="18448" calcext:value-type="float">
            <text:p>18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810" calcext:value-type="float">
            <text:p>1810</text:p>
          </table:table-cell>
          <table:table-cell office:value-type="float" office:value="21026468" calcext:value-type="float">
            <text:p>21026468</text:p>
          </table:table-cell>
          <table:table-cell table:formula="of:=([.D71]/([.D71]+[.E71]))*100" office:value-type="float" office:value="0.00860745706329353" calcext:value-type="float">
            <text:p>0.008607457063294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810" calcext:value-type="float">
            <text:p>1810</text:p>
          </table:table-cell>
          <table:table-cell office:value-type="float" office:value="220" calcext:value-type="float">
            <text:p>22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4480" calcext:value-type="float">
            <text:p>14480</text:p>
          </table:table-cell>
          <table:table-cell office:value-type="float" office:value="3520" calcext:value-type="float">
            <text:p>3520</text:p>
          </table:table-cell>
          <table:table-cell office:value-type="float" office:value="18000" calcext:value-type="float">
            <text:p>18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368" calcext:value-type="float">
            <text:p>368</text:p>
          </table:table-cell>
          <table:table-cell office:value-type="float" office:value="21027910" calcext:value-type="float">
            <text:p>21027910</text:p>
          </table:table-cell>
          <table:table-cell table:formula="of:=([.D72]/([.D72]+[.E72]))*100" office:value-type="float" office:value="0.00175002441949835" calcext:value-type="float">
            <text:p>0.001750024419498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368" calcext:value-type="float">
            <text:p>368</text:p>
          </table:table-cell>
          <table:table-cell office:value-type="float" office:value="30" calcext:value-type="float">
            <text:p>3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2944" calcext:value-type="float">
            <text:p>2944</text:p>
          </table:table-cell>
          <table:table-cell office:value-type="float" office:value="480" calcext:value-type="float">
            <text:p>480</text:p>
          </table:table-cell>
          <table:table-cell office:value-type="float" office:value="3424" calcext:value-type="float">
            <text:p>3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78" calcext:value-type="float">
            <text:p>178</text:p>
          </table:table-cell>
          <table:table-cell office:value-type="float" office:value="21028100" calcext:value-type="float">
            <text:p>21028100</text:p>
          </table:table-cell>
          <table:table-cell table:formula="of:=([.D73]/([.D73]+[.E73]))*100" office:value-type="float" office:value="0.00084647920290953" calcext:value-type="float">
            <text:p>0.00084647920291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21" calcext:value-type="float">
            <text:p>121</text:p>
          </table:table-cell>
          <table:table-cell office:value-type="float" office:value="21028157" calcext:value-type="float">
            <text:p>21028157</text:p>
          </table:table-cell>
          <table:table-cell table:formula="of:=([.D74]/([.D74]+[.E74]))*100" office:value-type="float" office:value="0.000575415637932883" calcext:value-type="float">
            <text:p>0.000575415637933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table:number-columns-repeated="7"/>
        </table:table-row>
        <table:table-row table:style-name="ro2">
          <table:table-cell table:number-columns-repeated="23"/>
          <table:table-cell table:style-name="ce2" office:value-type="string" calcext:value-type="string">
            <text:p>ikj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562" calcext:value-type="float">
            <text:p>2562</text:p>
          </table:table-cell>
          <table:table-cell office:value-type="float" office:value="21025716" calcext:value-type="float">
            <text:p>21025716</text:p>
          </table:table-cell>
          <table:table-cell table:formula="of:=([.D76]/([.D76]+[.E76]))*100" office:value-type="float" office:value="0.0121835939205293" calcext:value-type="float">
            <text:p>0.012183593920529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2562" calcext:value-type="float">
            <text:p>2562</text:p>
          </table:table-cell>
          <table:table-cell office:value-type="float" office:value="194" calcext:value-type="float">
            <text:p>194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20496" calcext:value-type="float">
            <text:p>20496</text:p>
          </table:table-cell>
          <table:table-cell office:value-type="float" office:value="3104" calcext:value-type="float">
            <text:p>3104</text:p>
          </table:table-cell>
          <table:table-cell office:value-type="float" office:value="23600" calcext:value-type="float">
            <text:p>23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812" calcext:value-type="float">
            <text:p>1812</text:p>
          </table:table-cell>
          <table:table-cell office:value-type="float" office:value="21026466" calcext:value-type="float">
            <text:p>21026466</text:p>
          </table:table-cell>
          <table:table-cell table:formula="of:=([.D77]/([.D77]+[.E77]))*100" office:value-type="float" office:value="0.00861696806557342" calcext:value-type="float">
            <text:p>0.008616968065573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812" calcext:value-type="float">
            <text:p>1812</text:p>
          </table:table-cell>
          <table:table-cell office:value-type="float" office:value="160" calcext:value-type="float">
            <text:p>16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4496" calcext:value-type="float">
            <text:p>14496</text:p>
          </table:table-cell>
          <table:table-cell office:value-type="float" office:value="2560" calcext:value-type="float">
            <text:p>2560</text:p>
          </table:table-cell>
          <table:table-cell office:value-type="float" office:value="17056" calcext:value-type="float">
            <text:p>17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618" calcext:value-type="float">
            <text:p>618</text:p>
          </table:table-cell>
          <table:table-cell office:value-type="float" office:value="21027660" calcext:value-type="float">
            <text:p>21027660</text:p>
          </table:table-cell>
          <table:table-cell table:formula="of:=([.D78]/([.D78]+[.E78]))*100" office:value-type="float" office:value="0.00293889970448365" calcext:value-type="float">
            <text:p>0.002938899704484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618" calcext:value-type="float">
            <text:p>618</text:p>
          </table:table-cell>
          <table:table-cell office:value-type="float" office:value="28" calcext:value-type="float">
            <text:p>28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4944" calcext:value-type="float">
            <text:p>4944</text:p>
          </table:table-cell>
          <table:table-cell office:value-type="float" office:value="448" calcext:value-type="float">
            <text:p>448</text:p>
          </table:table-cell>
          <table:table-cell office:value-type="float" office:value="5392" calcext:value-type="float">
            <text:p>5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19" calcext:value-type="float">
            <text:p>319</text:p>
          </table:table-cell>
          <table:table-cell office:value-type="float" office:value="21027959" calcext:value-type="float">
            <text:p>21027959</text:p>
          </table:table-cell>
          <table:table-cell table:formula="of:=([.D79]/([.D79]+[.E79]))*100" office:value-type="float" office:value="0.00151700486364124" calcext:value-type="float">
            <text:p>0.001517004863641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78" calcext:value-type="float">
            <text:p>178</text:p>
          </table:table-cell>
          <table:table-cell office:value-type="float" office:value="21028100" calcext:value-type="float">
            <text:p>21028100</text:p>
          </table:table-cell>
          <table:table-cell table:formula="of:=([.D80]/([.D80]+[.E80]))*100" office:value-type="float" office:value="0.00084647920290953" calcext:value-type="float">
            <text:p>0.00084647920291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121" calcext:value-type="float">
            <text:p>121</text:p>
          </table:table-cell>
          <table:table-cell office:value-type="float" office:value="21028157" calcext:value-type="float">
            <text:p>21028157</text:p>
          </table:table-cell>
          <table:table-cell table:formula="of:=([.D81]/([.D81]+[.E81]))*100" office:value-type="float" office:value="0.000575415637932883" calcext:value-type="float">
            <text:p>0.000575415637933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2480" calcext:value-type="float">
            <text:p>2480</text:p>
          </table:table-cell>
          <table:table-cell office:value-type="float" office:value="21025798" calcext:value-type="float">
            <text:p>21025798</text:p>
          </table:table-cell>
          <table:table-cell table:formula="of:=([.D83]/([.D83]+[.E83]))*100" office:value-type="float" office:value="0.0117936428270541" calcext:value-type="float">
            <text:p>0.011793642827054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2480" calcext:value-type="float">
            <text:p>2480</text:p>
          </table:table-cell>
          <table:table-cell office:value-type="float" office:value="157" calcext:value-type="float">
            <text:p>157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9840" calcext:value-type="float">
            <text:p>19840</text:p>
          </table:table-cell>
          <table:table-cell office:value-type="float" office:value="2512" calcext:value-type="float">
            <text:p>2512</text:p>
          </table:table-cell>
          <table:table-cell office:value-type="float" office:value="22352" calcext:value-type="float">
            <text:p>22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101" calcext:value-type="float">
            <text:p>1101</text:p>
          </table:table-cell>
          <table:table-cell office:value-type="float" office:value="21027177" calcext:value-type="float">
            <text:p>21027177</text:p>
          </table:table-cell>
          <table:table-cell table:formula="of:=([.D84]/([.D84]+[.E84]))*100" office:value-type="float" office:value="0.00523580675507524" calcext:value-type="float">
            <text:p>0.005235806755075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101" calcext:value-type="float">
            <text:p>1101</text:p>
          </table:table-cell>
          <table:table-cell office:value-type="float" office:value="34" calcext:value-type="float">
            <text:p>34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8808" calcext:value-type="float">
            <text:p>8808</text:p>
          </table:table-cell>
          <table:table-cell office:value-type="float" office:value="544" calcext:value-type="float">
            <text:p>544</text:p>
          </table:table-cell>
          <table:table-cell office:value-type="float" office:value="9352" calcext:value-type="float">
            <text:p>9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577" calcext:value-type="float">
            <text:p>577</text:p>
          </table:table-cell>
          <table:table-cell office:value-type="float" office:value="21027701" calcext:value-type="float">
            <text:p>21027701</text:p>
          </table:table-cell>
          <table:table-cell table:formula="of:=([.D85]/([.D85]+[.E85]))*100" office:value-type="float" office:value="0.00274392415774606" calcext:value-type="float">
            <text:p>0.002743924157746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4616" calcext:value-type="float">
            <text:p>4616</text:p>
          </table:table-cell>
          <table:table-cell office:value-type="float" office:value="0" calcext:value-type="float">
            <text:p>0</text:p>
          </table:table-cell>
          <table:table-cell office:value-type="float" office:value="4616" calcext:value-type="float">
            <text:p>4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19" calcext:value-type="float">
            <text:p>319</text:p>
          </table:table-cell>
          <table:table-cell office:value-type="float" office:value="21027959" calcext:value-type="float">
            <text:p>21027959</text:p>
          </table:table-cell>
          <table:table-cell table:formula="of:=([.D86]/([.D86]+[.E86]))*100" office:value-type="float" office:value="0.00151700486364124" calcext:value-type="float">
            <text:p>0.001517004863641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78" calcext:value-type="float">
            <text:p>178</text:p>
          </table:table-cell>
          <table:table-cell office:value-type="float" office:value="21028100" calcext:value-type="float">
            <text:p>21028100</text:p>
          </table:table-cell>
          <table:table-cell table:formula="of:=([.D87]/([.D87]+[.E87]))*100" office:value-type="float" office:value="0.00084647920290953" calcext:value-type="float">
            <text:p>0.00084647920291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21" calcext:value-type="float">
            <text:p>121</text:p>
          </table:table-cell>
          <table:table-cell office:value-type="float" office:value="21028157" calcext:value-type="float">
            <text:p>21028157</text:p>
          </table:table-cell>
          <table:table-cell table:formula="of:=([.D88]/([.D88]+[.E88]))*100" office:value-type="float" office:value="0.000575415637932883" calcext:value-type="float">
            <text:p>0.000575415637933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table:number-columns-repeated="7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46541" calcext:value-type="float">
            <text:p>246541</text:p>
          </table:table-cell>
          <table:table-cell office:value-type="float" office:value="20781745" calcext:value-type="float">
            <text:p>20781745</text:p>
          </table:table-cell>
          <table:table-cell table:formula="of:=([.D93]/([.D93]+[.E93]))*100" office:value-type="float" office:value="1.17242556050455" calcext:value-type="float">
            <text:p>1.17242556050455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246541" calcext:value-type="float">
            <text:p>246541</text:p>
          </table:table-cell>
          <table:table-cell office:value-type="float" office:value="61660" calcext:value-type="float">
            <text:p>61660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1972328" calcext:value-type="float">
            <text:p>1972328</text:p>
          </table:table-cell>
          <table:table-cell office:value-type="float" office:value="986560" calcext:value-type="float">
            <text:p>986560</text:p>
          </table:table-cell>
          <table:table-cell office:value-type="float" office:value="2958888" calcext:value-type="float">
            <text:p>2958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988" calcext:value-type="float">
            <text:p>1988</text:p>
          </table:table-cell>
          <table:table-cell office:value-type="float" office:value="21026298" calcext:value-type="float">
            <text:p>21026298</text:p>
          </table:table-cell>
          <table:table-cell table:formula="of:=([.D94]/([.D94]+[.E94]))*100" office:value-type="float" office:value="0.00945393266954805" calcext:value-type="float">
            <text:p>0.009453932669548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988" calcext:value-type="float">
            <text:p>1988</text:p>
          </table:table-cell>
          <table:table-cell office:value-type="float" office:value="257" calcext:value-type="float">
            <text:p>257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15904" calcext:value-type="float">
            <text:p>15904</text:p>
          </table:table-cell>
          <table:table-cell office:value-type="float" office:value="4112" calcext:value-type="float">
            <text:p>4112</text:p>
          </table:table-cell>
          <table:table-cell office:value-type="float" office:value="20016" calcext:value-type="float">
            <text:p>20016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031" calcext:value-type="float">
            <text:p>1031</text:p>
          </table:table-cell>
          <table:table-cell office:value-type="float" office:value="21027255" calcext:value-type="float">
            <text:p>21027255</text:p>
          </table:table-cell>
          <table:table-cell table:formula="of:=([.D95]/([.D95]+[.E95]))*100" office:value-type="float" office:value="0.0049029198100121" calcext:value-type="float">
            <text:p>0.004902919810012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031" calcext:value-type="float">
            <text:p>1031</text:p>
          </table:table-cell>
          <table:table-cell office:value-type="float" office:value="187" calcext:value-type="float">
            <text:p>187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8248" calcext:value-type="float">
            <text:p>8248</text:p>
          </table:table-cell>
          <table:table-cell office:value-type="float" office:value="2992" calcext:value-type="float">
            <text:p>2992</text:p>
          </table:table-cell>
          <table:table-cell office:value-type="float" office:value="11240" calcext:value-type="float">
            <text:p>11240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1.172425561" calcext:value-type="float">
            <text:p>1.172425561</text:p>
          </table:table-cell>
          <table:table-cell table:style-name="ce1" office:value-type="float" office:value="0.01298726867" calcext:value-type="float">
            <text:p>0.01298726867</text:p>
          </table:table-cell>
          <table:table-cell table:style-name="ce1" office:value-type="float" office:value="0.01078547248" calcext:value-type="float">
            <text:p>0.01078547248</text:p>
          </table:table-cell>
          <table:table-cell table:style-name="ce1" office:value-type="float" office:value="0.01011019158" calcext:value-type="float">
            <text:p>0.01011019158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240" calcext:value-type="float">
            <text:p>1240</text:p>
          </table:table-cell>
          <table:table-cell office:value-type="float" office:value="21027046" calcext:value-type="float">
            <text:p>21027046</text:p>
          </table:table-cell>
          <table:table-cell table:formula="of:=([.D96]/([.D96]+[.E96]))*100" office:value-type="float" office:value="0.00589681917014064" calcext:value-type="float">
            <text:p>0.005896819170141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240" calcext:value-type="float">
            <text:p>1240</text:p>
          </table:table-cell>
          <table:table-cell office:value-type="float" office:value="325" calcext:value-type="float">
            <text:p>325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9920" calcext:value-type="float">
            <text:p>9920</text:p>
          </table:table-cell>
          <table:table-cell office:value-type="float" office:value="5200" calcext:value-type="float">
            <text:p>5200</text:p>
          </table:table-cell>
          <table:table-cell office:value-type="float" office:value="15120" calcext:value-type="float">
            <text:p>15120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00945393267" calcext:value-type="float">
            <text:p>0.00945393267</text:p>
          </table:table-cell>
          <table:table-cell table:style-name="ce1" office:value-type="float" office:value="0.006486501087" calcext:value-type="float">
            <text:p>0.006486501087</text:p>
          </table:table-cell>
          <table:table-cell table:style-name="ce1" office:value-type="float" office:value="0.005735132193" calcext:value-type="float">
            <text:p>0.005735132193</text:p>
          </table:table-cell>
          <table:table-cell table:style-name="ce1" office:value-type="float" office:value="0.005421269237" calcext:value-type="float">
            <text:p>0.005421269237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164" calcext:value-type="float">
            <text:p>1164</text:p>
          </table:table-cell>
          <table:table-cell office:value-type="float" office:value="21027122" calcext:value-type="float">
            <text:p>21027122</text:p>
          </table:table-cell>
          <table:table-cell table:formula="of:=([.D97]/([.D97]+[.E97]))*100" office:value-type="float" office:value="0.00553540122100299" calcext:value-type="float">
            <text:p>0.005535401221003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164" calcext:value-type="float">
            <text:p>1164</text:p>
          </table:table-cell>
          <table:table-cell office:value-type="float" office:value="446" calcext:value-type="float">
            <text:p>446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9312" calcext:value-type="float">
            <text:p>9312</text:p>
          </table:table-cell>
          <table:table-cell office:value-type="float" office:value="7136" calcext:value-type="float">
            <text:p>7136</text:p>
          </table:table-cell>
          <table:table-cell office:value-type="float" office:value="16448" calcext:value-type="float">
            <text:p>16448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00490291981" calcext:value-type="float">
            <text:p>0.00490291981</text:p>
          </table:table-cell>
          <table:table-cell table:style-name="ce1" office:value-type="float" office:value="0.003961330943" calcext:value-type="float">
            <text:p>0.003961330943</text:p>
          </table:table-cell>
          <table:table-cell table:number-columns-repeated="2" table:style-name="ce1" office:value-type="float" office:value="0.003661734485" calcext:value-type="float">
            <text:p>0.003661734485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564" calcext:value-type="float">
            <text:p>1564</text:p>
          </table:table-cell>
          <table:table-cell office:value-type="float" office:value="21026722" calcext:value-type="float">
            <text:p>21026722</text:p>
          </table:table-cell>
          <table:table-cell table:formula="of:=([.D98]/([.D98]+[.E98]))*100" office:value-type="float" office:value="0.00743760095330642" calcext:value-type="float">
            <text:p>0.007437600953306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564" calcext:value-type="float">
            <text:p>1564</text:p>
          </table:table-cell>
          <table:table-cell office:value-type="float" office:value="651" calcext:value-type="float">
            <text:p>651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12512" calcext:value-type="float">
            <text:p>12512</text:p>
          </table:table-cell>
          <table:table-cell office:value-type="float" office:value="10416" calcext:value-type="float">
            <text:p>10416</text:p>
          </table:table-cell>
          <table:table-cell office:value-type="float" office:value="22928" calcext:value-type="float">
            <text:p>22928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00589681917" calcext:value-type="float">
            <text:p>0.00589681917</text:p>
          </table:table-cell>
          <table:table-cell table:number-columns-repeated="2" table:style-name="ce1" office:value-type="float" office:value="0.00554015672" calcext:value-type="float">
            <text:p>0.00554015672</text:p>
          </table:table-cell>
          <table:table-cell table:style-name="ce1" office:value-type="float" office:value="0.004208616908" calcext:value-type="float">
            <text:p>0.004208616908</text:p>
          </table:table-cell>
          <table:table-cell/>
        </table:table-row>
        <table:table-row table:style-name="ro1">
          <table:table-cell table:number-columns-repeated="18"/>
          <table:table-cell office:value-type="float" office:value="8192" calcext:value-type="float">
            <text:p>8192</text:p>
          </table:table-cell>
          <table:table-cell table:number-columns-repeated="2" table:style-name="ce1" office:value-type="float" office:value="0.005535401221" calcext:value-type="float">
            <text:p>0.005535401221</text:p>
          </table:table-cell>
          <table:table-cell table:style-name="ce1" office:value-type="float" office:value="0.004156306415" calcext:value-type="float">
            <text:p>0.004156306415</text:p>
          </table:table-cell>
          <table:table-cell table:style-name="ce1" office:value-type="float" office:value="0.004146795416" calcext:value-type="float">
            <text:p>0.004146795416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731" calcext:value-type="float">
            <text:p>2731</text:p>
          </table:table-cell>
          <table:table-cell office:value-type="float" office:value="21025555" calcext:value-type="float">
            <text:p>21025555</text:p>
          </table:table-cell>
          <table:table-cell table:formula="of:=([.D100]/([.D100]+[.E100]))*100" office:value-type="float" office:value="0.0129872686723017" calcext:value-type="float">
            <text:p>0.012987268672302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2731" calcext:value-type="float">
            <text:p>2731</text:p>
          </table:table-cell>
          <table:table-cell office:value-type="float" office:value="296" calcext:value-type="float">
            <text:p>296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21848" calcext:value-type="float">
            <text:p>21848</text:p>
          </table:table-cell>
          <table:table-cell office:value-type="float" office:value="4736" calcext:value-type="float">
            <text:p>4736</text:p>
          </table:table-cell>
          <table:table-cell office:value-type="float" office:value="26584" calcext:value-type="float">
            <text:p>26584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0.007437600953" calcext:value-type="float">
            <text:p>0.007437600953</text:p>
          </table:table-cell>
          <table:table-cell table:style-name="ce1" office:value-type="float" office:value="0.004803054324" calcext:value-type="float">
            <text:p>0.004803054324</text:p>
          </table:table-cell>
          <table:table-cell table:number-columns-repeated="2" table:style-name="ce1" office:value-type="float" office:value="0.004784032327" calcext:value-type="float">
            <text:p>0.004784032327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364" calcext:value-type="float">
            <text:p>1364</text:p>
          </table:table-cell>
          <table:table-cell office:value-type="float" office:value="21026922" calcext:value-type="float">
            <text:p>21026922</text:p>
          </table:table-cell>
          <table:table-cell table:formula="of:=([.D101]/([.D101]+[.E101]))*100" office:value-type="float" office:value="0.0064865010871547" calcext:value-type="float">
            <text:p>0.006486501087155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364" calcext:value-type="float">
            <text:p>1364</text:p>
          </table:table-cell>
          <table:table-cell office:value-type="float" office:value="147" calcext:value-type="float">
            <text:p>147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10912" calcext:value-type="float">
            <text:p>10912</text:p>
          </table:table-cell>
          <table:table-cell office:value-type="float" office:value="2352" calcext:value-type="float">
            <text:p>2352</text:p>
          </table:table-cell>
          <table:table-cell office:value-type="float" office:value="13264" calcext:value-type="float">
            <text:p>132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833" calcext:value-type="float">
            <text:p>833</text:p>
          </table:table-cell>
          <table:table-cell office:value-type="float" office:value="21027453" calcext:value-type="float">
            <text:p>21027453</text:p>
          </table:table-cell>
          <table:table-cell table:formula="of:=([.D102]/([.D102]+[.E102]))*100" office:value-type="float" office:value="0.0039613309425219" calcext:value-type="float">
            <text:p>0.003961330942522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833" calcext:value-type="float">
            <text:p>833</text:p>
          </table:table-cell>
          <table:table-cell office:value-type="float" office:value="102" calcext:value-type="float">
            <text:p>102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6664" calcext:value-type="float">
            <text:p>6664</text:p>
          </table:table-cell>
          <table:table-cell office:value-type="float" office:value="1632" calcext:value-type="float">
            <text:p>1632</text:p>
          </table:table-cell>
          <table:table-cell office:value-type="float" office:value="8296" calcext:value-type="float">
            <text:p>8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165" calcext:value-type="float">
            <text:p>1165</text:p>
          </table:table-cell>
          <table:table-cell office:value-type="float" office:value="21027121" calcext:value-type="float">
            <text:p>21027121</text:p>
          </table:table-cell>
          <table:table-cell table:formula="of:=([.D103]/([.D103]+[.E103]))*100" office:value-type="float" office:value="0.00554015672033375" calcext:value-type="float">
            <text:p>0.005540156720334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165" calcext:value-type="float">
            <text:p>1165</text:p>
          </table:table-cell>
          <table:table-cell office:value-type="float" office:value="290" calcext:value-type="float">
            <text:p>290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9320" calcext:value-type="float">
            <text:p>9320</text:p>
          </table:table-cell>
          <table:table-cell office:value-type="float" office:value="4640" calcext:value-type="float">
            <text:p>4640</text:p>
          </table:table-cell>
          <table:table-cell office:value-type="float" office:value="13960" calcext:value-type="float">
            <text:p>139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164" calcext:value-type="float">
            <text:p>1164</text:p>
          </table:table-cell>
          <table:table-cell office:value-type="float" office:value="21027122" calcext:value-type="float">
            <text:p>21027122</text:p>
          </table:table-cell>
          <table:table-cell table:formula="of:=([.D104]/([.D104]+[.E104]))*100" office:value-type="float" office:value="0.00553540122100299" calcext:value-type="float">
            <text:p>0.005535401221003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164" calcext:value-type="float">
            <text:p>1164</text:p>
          </table:table-cell>
          <table:table-cell office:value-type="float" office:value="446" calcext:value-type="float">
            <text:p>446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9312" calcext:value-type="float">
            <text:p>9312</text:p>
          </table:table-cell>
          <table:table-cell office:value-type="float" office:value="7136" calcext:value-type="float">
            <text:p>7136</text:p>
          </table:table-cell>
          <table:table-cell office:value-type="float" office:value="16448" calcext:value-type="float">
            <text:p>16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010" calcext:value-type="float">
            <text:p>1010</text:p>
          </table:table-cell>
          <table:table-cell office:value-type="float" office:value="21027276" calcext:value-type="float">
            <text:p>21027276</text:p>
          </table:table-cell>
          <table:table-cell table:formula="of:=([.D105]/([.D105]+[.E105]))*100" office:value-type="float" office:value="0.00480305432406616" calcext:value-type="float">
            <text:p>0.004803054324066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010" calcext:value-type="float">
            <text:p>1010</text:p>
          </table:table-cell>
          <table:table-cell office:value-type="float" office:value="385" calcext:value-type="float">
            <text:p>385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8080" calcext:value-type="float">
            <text:p>8080</text:p>
          </table:table-cell>
          <table:table-cell office:value-type="float" office:value="6160" calcext:value-type="float">
            <text:p>6160</text:p>
          </table:table-cell>
          <table:table-cell office:value-type="float" office:value="14240" calcext:value-type="float">
            <text:p>14240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268" calcext:value-type="float">
            <text:p>2268</text:p>
          </table:table-cell>
          <table:table-cell office:value-type="float" office:value="21026018" calcext:value-type="float">
            <text:p>21026018</text:p>
          </table:table-cell>
          <table:table-cell table:formula="of:=([.D107]/([.D107]+[.E107]))*100" office:value-type="float" office:value="0.0107854724821605" calcext:value-type="float">
            <text:p>0.010785472482161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2268" calcext:value-type="float">
            <text:p>2268</text:p>
          </table:table-cell>
          <table:table-cell office:value-type="float" office:value="179" calcext:value-type="float">
            <text:p>179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18144" calcext:value-type="float">
            <text:p>18144</text:p>
          </table:table-cell>
          <table:table-cell office:value-type="float" office:value="2864" calcext:value-type="float">
            <text:p>2864</text:p>
          </table:table-cell>
          <table:table-cell office:value-type="float" office:value="21008" calcext:value-type="float">
            <text:p>21008</text:p>
          </table:table-cell>
          <table:table-cell table:number-columns-repeated="6"/>
          <table:table-cell table:style-name="ce2" office:value-type="string" calcext:value-type="string">
            <text:p>kij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206" calcext:value-type="float">
            <text:p>1206</text:p>
          </table:table-cell>
          <table:table-cell office:value-type="float" office:value="21027080" calcext:value-type="float">
            <text:p>21027080</text:p>
          </table:table-cell>
          <table:table-cell table:formula="of:=([.D108]/([.D108]+[.E108]))*100" office:value-type="float" office:value="0.00573513219289485" calcext:value-type="float">
            <text:p>0.005735132192895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206" calcext:value-type="float">
            <text:p>1206</text:p>
          </table:table-cell>
          <table:table-cell office:value-type="float" office:value="55" calcext:value-type="float">
            <text:p>55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9648" calcext:value-type="float">
            <text:p>9648</text:p>
          </table:table-cell>
          <table:table-cell office:value-type="float" office:value="880" calcext:value-type="float">
            <text:p>880</text:p>
          </table:table-cell>
          <table:table-cell office:value-type="float" office:value="10528" calcext:value-type="float">
            <text:p>10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770" calcext:value-type="float">
            <text:p>770</text:p>
          </table:table-cell>
          <table:table-cell office:value-type="float" office:value="21027516" calcext:value-type="float">
            <text:p>21027516</text:p>
          </table:table-cell>
          <table:table-cell table:formula="of:=([.D109]/([.D109]+[.E109]))*100" office:value-type="float" office:value="0.00366173448468411" calcext:value-type="float">
            <text:p>0.003661734484684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770" calcext:value-type="float">
            <text:p>770</text:p>
          </table:table-cell>
          <table:table-cell office:value-type="float" office:value="70" calcext:value-type="float">
            <text:p>70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6160" calcext:value-type="float">
            <text:p>6160</text:p>
          </table:table-cell>
          <table:table-cell office:value-type="float" office:value="1120" calcext:value-type="float">
            <text:p>1120</text:p>
          </table:table-cell>
          <table:table-cell office:value-type="float" office:value="7280" calcext:value-type="float">
            <text:p>72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1165" calcext:value-type="float">
            <text:p>1165</text:p>
          </table:table-cell>
          <table:table-cell office:value-type="float" office:value="21027121" calcext:value-type="float">
            <text:p>21027121</text:p>
          </table:table-cell>
          <table:table-cell table:formula="of:=([.D110]/([.D110]+[.E110]))*100" office:value-type="float" office:value="0.00554015672033375" calcext:value-type="float">
            <text:p>0.005540156720334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165" calcext:value-type="float">
            <text:p>1165</text:p>
          </table:table-cell>
          <table:table-cell office:value-type="float" office:value="290" calcext:value-type="float">
            <text:p>290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9320" calcext:value-type="float">
            <text:p>9320</text:p>
          </table:table-cell>
          <table:table-cell office:value-type="float" office:value="4640" calcext:value-type="float">
            <text:p>4640</text:p>
          </table:table-cell>
          <table:table-cell office:value-type="float" office:value="13960" calcext:value-type="float">
            <text:p>139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874" calcext:value-type="float">
            <text:p>874</text:p>
          </table:table-cell>
          <table:table-cell office:value-type="float" office:value="21027412" calcext:value-type="float">
            <text:p>21027412</text:p>
          </table:table-cell>
          <table:table-cell table:formula="of:=([.D111]/([.D111]+[.E111]))*100" office:value-type="float" office:value="0.004156306415083" calcext:value-type="float">
            <text:p>0.004156306415083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874" calcext:value-type="float">
            <text:p>874</text:p>
          </table:table-cell>
          <table:table-cell office:value-type="float" office:value="295" calcext:value-type="float">
            <text:p>295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6992" calcext:value-type="float">
            <text:p>6992</text:p>
          </table:table-cell>
          <table:table-cell office:value-type="float" office:value="4720" calcext:value-type="float">
            <text:p>4720</text:p>
          </table:table-cell>
          <table:table-cell office:value-type="float" office:value="11712" calcext:value-type="float">
            <text:p>117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1006" calcext:value-type="float">
            <text:p>1006</text:p>
          </table:table-cell>
          <table:table-cell office:value-type="float" office:value="21027280" calcext:value-type="float">
            <text:p>21027280</text:p>
          </table:table-cell>
          <table:table-cell table:formula="of:=([.D112]/([.D112]+[.E112]))*100" office:value-type="float" office:value="0.00478403232674313" calcext:value-type="float">
            <text:p>0.004784032326743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006" calcext:value-type="float">
            <text:p>1006</text:p>
          </table:table-cell>
          <table:table-cell office:value-type="float" office:value="381" calcext:value-type="float">
            <text:p>381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8048" calcext:value-type="float">
            <text:p>8048</text:p>
          </table:table-cell>
          <table:table-cell office:value-type="float" office:value="6096" calcext:value-type="float">
            <text:p>6096</text:p>
          </table:table-cell>
          <table:table-cell office:value-type="float" office:value="14144" calcext:value-type="float">
            <text:p>14144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2126" calcext:value-type="float">
            <text:p>2126</text:p>
          </table:table-cell>
          <table:table-cell office:value-type="float" office:value="21026160" calcext:value-type="float">
            <text:p>21026160</text:p>
          </table:table-cell>
          <table:table-cell table:formula="of:=([.D114]/([.D114]+[.E114]))*100" office:value-type="float" office:value="0.0101101915771927" calcext:value-type="float">
            <text:p>0.010110191577193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2126" calcext:value-type="float">
            <text:p>2126</text:p>
          </table:table-cell>
          <table:table-cell office:value-type="float" office:value="60" calcext:value-type="float">
            <text:p>60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17008" calcext:value-type="float">
            <text:p>17008</text:p>
          </table:table-cell>
          <table:table-cell office:value-type="float" office:value="960" calcext:value-type="float">
            <text:p>960</text:p>
          </table:table-cell>
          <table:table-cell office:value-type="float" office:value="17968" calcext:value-type="float">
            <text:p>179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140" calcext:value-type="float">
            <text:p>1140</text:p>
          </table:table-cell>
          <table:table-cell office:value-type="float" office:value="21027146" calcext:value-type="float">
            <text:p>21027146</text:p>
          </table:table-cell>
          <table:table-cell table:formula="of:=([.D115]/([.D115]+[.E115]))*100" office:value-type="float" office:value="0.00542126923706478" calcext:value-type="float">
            <text:p>0.005421269237065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140" calcext:value-type="float">
            <text:p>1140</text:p>
          </table:table-cell>
          <table:table-cell office:value-type="float" office:value="41" calcext:value-type="float">
            <text:p>41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9120" calcext:value-type="float">
            <text:p>9120</text:p>
          </table:table-cell>
          <table:table-cell office:value-type="float" office:value="656" calcext:value-type="float">
            <text:p>656</text:p>
          </table:table-cell>
          <table:table-cell office:value-type="float" office:value="9776" calcext:value-type="float">
            <text:p>97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770" calcext:value-type="float">
            <text:p>770</text:p>
          </table:table-cell>
          <table:table-cell office:value-type="float" office:value="21027516" calcext:value-type="float">
            <text:p>21027516</text:p>
          </table:table-cell>
          <table:table-cell table:formula="of:=([.D116]/([.D116]+[.E116]))*100" office:value-type="float" office:value="0.00366173448468411" calcext:value-type="float">
            <text:p>0.003661734484684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770" calcext:value-type="float">
            <text:p>770</text:p>
          </table:table-cell>
          <table:table-cell office:value-type="float" office:value="70" calcext:value-type="float">
            <text:p>70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6160" calcext:value-type="float">
            <text:p>6160</text:p>
          </table:table-cell>
          <table:table-cell office:value-type="float" office:value="1120" calcext:value-type="float">
            <text:p>1120</text:p>
          </table:table-cell>
          <table:table-cell office:value-type="float" office:value="7280" calcext:value-type="float">
            <text:p>72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885" calcext:value-type="float">
            <text:p>885</text:p>
          </table:table-cell>
          <table:table-cell office:value-type="float" office:value="21027401" calcext:value-type="float">
            <text:p>21027401</text:p>
          </table:table-cell>
          <table:table-cell table:formula="of:=([.D117]/([.D117]+[.E117]))*100" office:value-type="float" office:value="0.00420861690772134" calcext:value-type="float">
            <text:p>0.004208616907721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885" calcext:value-type="float">
            <text:p>885</text:p>
          </table:table-cell>
          <table:table-cell office:value-type="float" office:value="241" calcext:value-type="float">
            <text:p>241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7080" calcext:value-type="float">
            <text:p>7080</text:p>
          </table:table-cell>
          <table:table-cell office:value-type="float" office:value="3856" calcext:value-type="float">
            <text:p>3856</text:p>
          </table:table-cell>
          <table:table-cell office:value-type="float" office:value="10936" calcext:value-type="float">
            <text:p>10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872" calcext:value-type="float">
            <text:p>872</text:p>
          </table:table-cell>
          <table:table-cell office:value-type="float" office:value="21027414" calcext:value-type="float">
            <text:p>21027414</text:p>
          </table:table-cell>
          <table:table-cell table:formula="of:=([.D118]/([.D118]+[.E118]))*100" office:value-type="float" office:value="0.00414679541642148" calcext:value-type="float">
            <text:p>0.004146795416421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872" calcext:value-type="float">
            <text:p>872</text:p>
          </table:table-cell>
          <table:table-cell office:value-type="float" office:value="292" calcext:value-type="float">
            <text:p>292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6976" calcext:value-type="float">
            <text:p>6976</text:p>
          </table:table-cell>
          <table:table-cell office:value-type="float" office:value="4672" calcext:value-type="float">
            <text:p>4672</text:p>
          </table:table-cell>
          <table:table-cell office:value-type="float" office:value="11648" calcext:value-type="float">
            <text:p>11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006" calcext:value-type="float">
            <text:p>1006</text:p>
          </table:table-cell>
          <table:table-cell office:value-type="float" office:value="21027280" calcext:value-type="float">
            <text:p>21027280</text:p>
          </table:table-cell>
          <table:table-cell table:formula="of:=([.D119]/([.D119]+[.E119]))*100" office:value-type="float" office:value="0.00478403232674313" calcext:value-type="float">
            <text:p>0.004784032326743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006" calcext:value-type="float">
            <text:p>1006</text:p>
          </table:table-cell>
          <table:table-cell office:value-type="float" office:value="381" calcext:value-type="float">
            <text:p>381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8048" calcext:value-type="float">
            <text:p>8048</text:p>
          </table:table-cell>
          <table:table-cell office:value-type="float" office:value="6096" calcext:value-type="float">
            <text:p>6096</text:p>
          </table:table-cell>
          <table:table-cell office:value-type="float" office:value="14144" calcext:value-type="float">
            <text:p>14144</text:p>
          </table:table-cell>
          <table:table-cell table:number-columns-repeated="7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3604" calcext:value-type="float">
            <text:p>43604</text:p>
          </table:table-cell>
          <table:table-cell office:value-type="float" office:value="20984682" calcext:value-type="float">
            <text:p>20984682</text:p>
          </table:table-cell>
          <table:table-cell table:formula="of:=([.D124]/([.D124]+[.E124]))*100" office:value-type="float" office:value="0.207358792818397" calcext:value-type="float">
            <text:p>0.207358792818397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43604" calcext:value-type="float">
            <text:p>43604</text:p>
          </table:table-cell>
          <table:table-cell office:value-type="float" office:value="20279" calcext:value-type="float">
            <text:p>20279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348832" calcext:value-type="float">
            <text:p>348832</text:p>
          </table:table-cell>
          <table:table-cell office:value-type="float" office:value="324464" calcext:value-type="float">
            <text:p>324464</text:p>
          </table:table-cell>
          <table:table-cell office:value-type="float" office:value="673296" calcext:value-type="float">
            <text:p>673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2332" calcext:value-type="float">
            <text:p>42332</text:p>
          </table:table-cell>
          <table:table-cell office:value-type="float" office:value="20985954" calcext:value-type="float">
            <text:p>20985954</text:p>
          </table:table-cell>
          <table:table-cell table:formula="of:=([.D125]/([.D125]+[.E125]))*100" office:value-type="float" office:value="0.201309797669672" calcext:value-type="float">
            <text:p>0.201309797669672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42332" calcext:value-type="float">
            <text:p>42332</text:p>
          </table:table-cell>
          <table:table-cell office:value-type="float" office:value="20617" calcext:value-type="float">
            <text:p>20617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338656" calcext:value-type="float">
            <text:p>338656</text:p>
          </table:table-cell>
          <table:table-cell office:value-type="float" office:value="329872" calcext:value-type="float">
            <text:p>329872</text:p>
          </table:table-cell>
          <table:table-cell office:value-type="float" office:value="668528" calcext:value-type="float">
            <text:p>668528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720" calcext:value-type="float">
            <text:p>720</text:p>
          </table:table-cell>
          <table:table-cell office:value-type="float" office:value="21027566" calcext:value-type="float">
            <text:p>21027566</text:p>
          </table:table-cell>
          <table:table-cell table:formula="of:=([.D126]/([.D126]+[.E126]))*100" office:value-type="float" office:value="0.00342395951814618" calcext:value-type="float">
            <text:p>0.003423959518146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720" calcext:value-type="float">
            <text:p>720</text:p>
          </table:table-cell>
          <table:table-cell office:value-type="float" office:value="67" calcext:value-type="float">
            <text:p>67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5760" calcext:value-type="float">
            <text:p>5760</text:p>
          </table:table-cell>
          <table:table-cell office:value-type="float" office:value="1072" calcext:value-type="float">
            <text:p>1072</text:p>
          </table:table-cell>
          <table:table-cell office:value-type="float" office:value="6832" calcext:value-type="float">
            <text:p>6832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2073587928" calcext:value-type="float">
            <text:p>0.2073587928</text:p>
          </table:table-cell>
          <table:table-cell table:style-name="ce1" office:value-type="float" office:value="0.1964211444" calcext:value-type="float">
            <text:p>0.1964211444</text:p>
          </table:table-cell>
          <table:table-cell table:style-name="ce1" office:value-type="float" office:value="0.01007214758" calcext:value-type="float">
            <text:p>0.01007214758</text:p>
          </table:table-cell>
          <table:table-cell table:style-name="ce1" office:value-type="float" office:value="0.009967526597" calcext:value-type="float">
            <text:p>0.009967526597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877" calcext:value-type="float">
            <text:p>877</text:p>
          </table:table-cell>
          <table:table-cell office:value-type="float" office:value="21027409" calcext:value-type="float">
            <text:p>21027409</text:p>
          </table:table-cell>
          <table:table-cell table:formula="of:=([.D127]/([.D127]+[.E127]))*100" office:value-type="float" office:value="0.00417057291307527" calcext:value-type="float">
            <text:p>0.004170572913075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877" calcext:value-type="float">
            <text:p>877</text:p>
          </table:table-cell>
          <table:table-cell office:value-type="float" office:value="182" calcext:value-type="float">
            <text:p>182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7016" calcext:value-type="float">
            <text:p>7016</text:p>
          </table:table-cell>
          <table:table-cell office:value-type="float" office:value="2912" calcext:value-type="float">
            <text:p>2912</text:p>
          </table:table-cell>
          <table:table-cell office:value-type="float" office:value="9928" calcext:value-type="float">
            <text:p>9928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2013097977" calcext:value-type="float">
            <text:p>0.2013097977</text:p>
          </table:table-cell>
          <table:table-cell table:style-name="ce1" office:value-type="float" office:value="0.0056828217" calcext:value-type="float">
            <text:p>0.0056828217</text:p>
          </table:table-cell>
          <table:table-cell table:style-name="ce1" office:value-type="float" office:value="0.005582956214" calcext:value-type="float">
            <text:p>0.005582956214</text:p>
          </table:table-cell>
          <table:table-cell table:style-name="ce1" office:value-type="float" office:value="0.005202516268" calcext:value-type="float">
            <text:p>0.005202516268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449" calcext:value-type="float">
            <text:p>449</text:p>
          </table:table-cell>
          <table:table-cell office:value-type="float" office:value="21027837" calcext:value-type="float">
            <text:p>21027837</text:p>
          </table:table-cell>
          <table:table-cell table:formula="of:=([.D128]/([.D128]+[.E128]))*100" office:value-type="float" office:value="0.0021352191995106" calcext:value-type="float">
            <text:p>0.002135219199511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449" calcext:value-type="float">
            <text:p>449</text:p>
          </table:table-cell>
          <table:table-cell office:value-type="float" office:value="137" calcext:value-type="float">
            <text:p>137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3592" calcext:value-type="float">
            <text:p>3592</text:p>
          </table:table-cell>
          <table:table-cell office:value-type="float" office:value="2192" calcext:value-type="float">
            <text:p>2192</text:p>
          </table:table-cell>
          <table:table-cell office:value-type="float" office:value="5784" calcext:value-type="float">
            <text:p>5784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003423959518" calcext:value-type="float">
            <text:p>0.003423959518</text:p>
          </table:table-cell>
          <table:table-cell table:style-name="ce1" office:value-type="float" office:value="0.003319338533" calcext:value-type="float">
            <text:p>0.003319338533</text:p>
          </table:table-cell>
          <table:table-cell table:style-name="ce1" office:value-type="float" office:value="0.00291512109" calcext:value-type="float">
            <text:p>0.00291512109</text:p>
          </table:table-cell>
          <table:table-cell table:style-name="ce1" office:value-type="float" office:value="0.002900854592" calcext:value-type="float">
            <text:p>0.002900854592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87" calcext:value-type="float">
            <text:p>387</text:p>
          </table:table-cell>
          <table:table-cell office:value-type="float" office:value="21027899" calcext:value-type="float">
            <text:p>21027899</text:p>
          </table:table-cell>
          <table:table-cell table:formula="of:=([.D129]/([.D129]+[.E129]))*100" office:value-type="float" office:value="0.00184037824100357" calcext:value-type="float">
            <text:p>0.001840378241004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387" calcext:value-type="float">
            <text:p>387</text:p>
          </table:table-cell>
          <table:table-cell office:value-type="float" office:value="134" calcext:value-type="float">
            <text:p>134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3096" calcext:value-type="float">
            <text:p>3096</text:p>
          </table:table-cell>
          <table:table-cell office:value-type="float" office:value="2144" calcext:value-type="float">
            <text:p>2144</text:p>
          </table:table-cell>
          <table:table-cell office:value-type="float" office:value="5240" calcext:value-type="float">
            <text:p>5240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004170572913" calcext:value-type="float">
            <text:p>0.004170572913</text:p>
          </table:table-cell>
          <table:table-cell table:style-name="ce1" office:value-type="float" office:value="0.002748678613" calcext:value-type="float">
            <text:p>0.002748678613</text:p>
          </table:table-cell>
          <table:table-cell table:style-name="ce1" office:value-type="float" office:value="0.002734412115" calcext:value-type="float">
            <text:p>0.002734412115</text:p>
          </table:table-cell>
          <table:table-cell table:style-name="ce1" office:value-type="float" office:value="0.001517004287" calcext:value-type="float">
            <text:p>0.001517004287</text:p>
          </table:table-cell>
          <table:table-cell/>
        </table:table-row>
        <table:table-row table:style-name="ro1">
          <table:table-cell table:number-columns-repeated="18"/>
          <table:table-cell office:value-type="float" office:value="8192" calcext:value-type="float">
            <text:p>8192</text:p>
          </table:table-cell>
          <table:table-cell table:style-name="ce1" office:value-type="float" office:value="0.0021352192" calcext:value-type="float">
            <text:p>0.0021352192</text:p>
          </table:table-cell>
          <table:table-cell table:style-name="ce1" office:value-type="float" office:value="0.002120952702" calcext:value-type="float">
            <text:p>0.002120952702</text:p>
          </table:table-cell>
          <table:table-cell table:number-columns-repeated="2" table:style-name="ce1" office:value-type="float" office:value="0.0008512343802" calcext:value-type="float">
            <text:p>0.0008512343802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41304" calcext:value-type="float">
            <text:p>41304</text:p>
          </table:table-cell>
          <table:table-cell office:value-type="float" office:value="20986982" calcext:value-type="float">
            <text:p>20986982</text:p>
          </table:table-cell>
          <table:table-cell table:formula="of:=([.D131]/([.D131]+[.E131]))*100" office:value-type="float" office:value="0.196421144357652" calcext:value-type="float">
            <text:p>0.196421144357652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41304" calcext:value-type="float">
            <text:p>41304</text:p>
          </table:table-cell>
          <table:table-cell office:value-type="float" office:value="19755" calcext:value-type="float">
            <text:p>19755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330432" calcext:value-type="float">
            <text:p>330432</text:p>
          </table:table-cell>
          <table:table-cell office:value-type="float" office:value="316080" calcext:value-type="float">
            <text:p>316080</text:p>
          </table:table-cell>
          <table:table-cell office:value-type="float" office:value="646512" calcext:value-type="float">
            <text:p>646512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0.001840378241" calcext:value-type="float">
            <text:p>0.001840378241</text:p>
          </table:table-cell>
          <table:table-cell table:number-columns-repeated="3" table:style-name="ce1" office:value-type="float" office:value="0.0004945719304" calcext:value-type="float">
            <text:p>0.0004945719304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195" calcext:value-type="float">
            <text:p>1195</text:p>
          </table:table-cell>
          <table:table-cell office:value-type="float" office:value="21027091" calcext:value-type="float">
            <text:p>21027091</text:p>
          </table:table-cell>
          <table:table-cell table:formula="of:=([.D132]/([.D132]+[.E132]))*100" office:value-type="float" office:value="0.0056828217002565" calcext:value-type="float">
            <text:p>0.005682821700257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195" calcext:value-type="float">
            <text:p>1195</text:p>
          </table:table-cell>
          <table:table-cell office:value-type="float" office:value="48" calcext:value-type="float">
            <text:p>48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9560" calcext:value-type="float">
            <text:p>9560</text:p>
          </table:table-cell>
          <table:table-cell office:value-type="float" office:value="768" calcext:value-type="float">
            <text:p>768</text:p>
          </table:table-cell>
          <table:table-cell office:value-type="float" office:value="10328" calcext:value-type="float">
            <text:p>10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698" calcext:value-type="float">
            <text:p>698</text:p>
          </table:table-cell>
          <table:table-cell office:value-type="float" office:value="21027588" calcext:value-type="float">
            <text:p>21027588</text:p>
          </table:table-cell>
          <table:table-cell table:formula="of:=([.D133]/([.D133]+[.E133]))*100" office:value-type="float" office:value="0.00331933853286949" calcext:value-type="float">
            <text:p>0.003319338532869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698" calcext:value-type="float">
            <text:p>698</text:p>
          </table:table-cell>
          <table:table-cell office:value-type="float" office:value="54" calcext:value-type="float">
            <text:p>54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5584" calcext:value-type="float">
            <text:p>5584</text:p>
          </table:table-cell>
          <table:table-cell office:value-type="float" office:value="864" calcext:value-type="float">
            <text:p>864</text:p>
          </table:table-cell>
          <table:table-cell office:value-type="float" office:value="6448" calcext:value-type="float">
            <text:p>6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578" calcext:value-type="float">
            <text:p>578</text:p>
          </table:table-cell>
          <table:table-cell office:value-type="float" office:value="21027708" calcext:value-type="float">
            <text:p>21027708</text:p>
          </table:table-cell>
          <table:table-cell table:formula="of:=([.D134]/([.D134]+[.E134]))*100" office:value-type="float" office:value="0.00274867861317846" calcext:value-type="float">
            <text:p>0.002748678613178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578" calcext:value-type="float">
            <text:p>578</text:p>
          </table:table-cell>
          <table:table-cell office:value-type="float" office:value="34" calcext:value-type="float">
            <text:p>34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4624" calcext:value-type="float">
            <text:p>4624</text:p>
          </table:table-cell>
          <table:table-cell office:value-type="float" office:value="544" calcext:value-type="float">
            <text:p>544</text:p>
          </table:table-cell>
          <table:table-cell office:value-type="float" office:value="5168" calcext:value-type="float">
            <text:p>5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446" calcext:value-type="float">
            <text:p>446</text:p>
          </table:table-cell>
          <table:table-cell office:value-type="float" office:value="21027840" calcext:value-type="float">
            <text:p>21027840</text:p>
          </table:table-cell>
          <table:table-cell table:formula="of:=([.D135]/([.D135]+[.E135]))*100" office:value-type="float" office:value="0.00212095270151833" calcext:value-type="float">
            <text:p>0.002120952701518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446" calcext:value-type="float">
            <text:p>446</text:p>
          </table:table-cell>
          <table:table-cell office:value-type="float" office:value="134" calcext:value-type="float">
            <text:p>134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3568" calcext:value-type="float">
            <text:p>3568</text:p>
          </table:table-cell>
          <table:table-cell office:value-type="float" office:value="2144" calcext:value-type="float">
            <text:p>2144</text:p>
          </table:table-cell>
          <table:table-cell office:value-type="float" office:value="5712" calcext:value-type="float">
            <text:p>57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04" calcext:value-type="float">
            <text:p>104</text:p>
          </table:table-cell>
          <table:table-cell office:value-type="float" office:value="21028182" calcext:value-type="float">
            <text:p>21028182</text:p>
          </table:table-cell>
          <table:table-cell table:formula="of:=([.D136]/([.D136]+[.E136]))*100" office:value-type="float" office:value="0.000494571930398892" calcext:value-type="float">
            <text:p>0.000494571930399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number-columns-repeated="7"/>
        </table:table-row>
        <table:table-row table:style-name="ro2">
          <table:table-cell table:number-columns-repeated="23"/>
          <table:table-cell table:style-name="ce2" office:value-type="string" calcext:value-type="string">
            <text:p>jki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118" calcext:value-type="float">
            <text:p>2118</text:p>
          </table:table-cell>
          <table:table-cell office:value-type="float" office:value="21026168" calcext:value-type="float">
            <text:p>21026168</text:p>
          </table:table-cell>
          <table:table-cell table:formula="of:=([.D138]/([.D138]+[.E138]))*100" office:value-type="float" office:value="0.0100721475825467" calcext:value-type="float">
            <text:p>0.010072147582547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2118" calcext:value-type="float">
            <text:p>2118</text:p>
          </table:table-cell>
          <table:table-cell office:value-type="float" office:value="63" calcext:value-type="float">
            <text:p>63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16944" calcext:value-type="float">
            <text:p>16944</text:p>
          </table:table-cell>
          <table:table-cell office:value-type="float" office:value="1008" calcext:value-type="float">
            <text:p>1008</text:p>
          </table:table-cell>
          <table:table-cell office:value-type="float" office:value="17952" calcext:value-type="float">
            <text:p>17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174" calcext:value-type="float">
            <text:p>1174</text:p>
          </table:table-cell>
          <table:table-cell office:value-type="float" office:value="21027112" calcext:value-type="float">
            <text:p>21027112</text:p>
          </table:table-cell>
          <table:table-cell table:formula="of:=([.D139]/([.D139]+[.E139]))*100" office:value-type="float" office:value="0.00558295621431057" calcext:value-type="float">
            <text:p>0.005582956214311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174" calcext:value-type="float">
            <text:p>1174</text:p>
          </table:table-cell>
          <table:table-cell office:value-type="float" office:value="35" calcext:value-type="float">
            <text:p>35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9392" calcext:value-type="float">
            <text:p>9392</text:p>
          </table:table-cell>
          <table:table-cell office:value-type="float" office:value="560" calcext:value-type="float">
            <text:p>560</text:p>
          </table:table-cell>
          <table:table-cell office:value-type="float" office:value="9952" calcext:value-type="float">
            <text:p>9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613" calcext:value-type="float">
            <text:p>613</text:p>
          </table:table-cell>
          <table:table-cell office:value-type="float" office:value="21027673" calcext:value-type="float">
            <text:p>21027673</text:p>
          </table:table-cell>
          <table:table-cell table:formula="of:=([.D140]/([.D140]+[.E140]))*100" office:value-type="float" office:value="0.00291512108975501" calcext:value-type="float">
            <text:p>0.002915121089755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613" calcext:value-type="float">
            <text:p>613</text:p>
          </table:table-cell>
          <table:table-cell office:value-type="float" office:value="8" calcext:value-type="float">
            <text:p>8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4904" calcext:value-type="float">
            <text:p>4904</text:p>
          </table:table-cell>
          <table:table-cell office:value-type="float" office:value="128" calcext:value-type="float">
            <text:p>128</text:p>
          </table:table-cell>
          <table:table-cell office:value-type="float" office:value="5032" calcext:value-type="float">
            <text:p>5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575" calcext:value-type="float">
            <text:p>575</text:p>
          </table:table-cell>
          <table:table-cell office:value-type="float" office:value="21027711" calcext:value-type="float">
            <text:p>21027711</text:p>
          </table:table-cell>
          <table:table-cell table:formula="of:=([.D141]/([.D141]+[.E141]))*100" office:value-type="float" office:value="0.00273441211518618" calcext:value-type="float">
            <text:p>0.002734412115186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575" calcext:value-type="float">
            <text:p>575</text:p>
          </table:table-cell>
          <table:table-cell office:value-type="float" office:value="31" calcext:value-type="float">
            <text:p>31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4600" calcext:value-type="float">
            <text:p>4600</text:p>
          </table:table-cell>
          <table:table-cell office:value-type="float" office:value="496" calcext:value-type="float">
            <text:p>496</text:p>
          </table:table-cell>
          <table:table-cell office:value-type="float" office:value="5096" calcext:value-type="float">
            <text:p>5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79" calcext:value-type="float">
            <text:p>179</text:p>
          </table:table-cell>
          <table:table-cell office:value-type="float" office:value="21028107" calcext:value-type="float">
            <text:p>21028107</text:p>
          </table:table-cell>
          <table:table-cell table:formula="of:=([.D142]/([.D142]+[.E142]))*100" office:value-type="float" office:value="0.000851234380205786" calcext:value-type="float">
            <text:p>0.000851234380206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104" calcext:value-type="float">
            <text:p>104</text:p>
          </table:table-cell>
          <table:table-cell office:value-type="float" office:value="21028182" calcext:value-type="float">
            <text:p>21028182</text:p>
          </table:table-cell>
          <table:table-cell table:formula="of:=([.D143]/([.D143]+[.E143]))*100" office:value-type="float" office:value="0.000494571930398892" calcext:value-type="float">
            <text:p>0.000494571930399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2096" calcext:value-type="float">
            <text:p>2096</text:p>
          </table:table-cell>
          <table:table-cell office:value-type="float" office:value="21026190" calcext:value-type="float">
            <text:p>21026190</text:p>
          </table:table-cell>
          <table:table-cell table:formula="of:=([.D145]/([.D145]+[.E145]))*100" office:value-type="float" office:value="0.00996752659726998" calcext:value-type="float">
            <text:p>0.00996752659727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2096" calcext:value-type="float">
            <text:p>2096</text:p>
          </table:table-cell>
          <table:table-cell office:value-type="float" office:value="48" calcext:value-type="float">
            <text:p>48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16768" calcext:value-type="float">
            <text:p>16768</text:p>
          </table:table-cell>
          <table:table-cell office:value-type="float" office:value="768" calcext:value-type="float">
            <text:p>768</text:p>
          </table:table-cell>
          <table:table-cell office:value-type="float" office:value="17536" calcext:value-type="float">
            <text:p>17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094" calcext:value-type="float">
            <text:p>1094</text:p>
          </table:table-cell>
          <table:table-cell office:value-type="float" office:value="21027192" calcext:value-type="float">
            <text:p>21027192</text:p>
          </table:table-cell>
          <table:table-cell table:formula="of:=([.D146]/([.D146]+[.E146]))*100" office:value-type="float" office:value="0.00520251626784989" calcext:value-type="float">
            <text:p>0.00520251626785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094" calcext:value-type="float">
            <text:p>1094</text:p>
          </table:table-cell>
          <table:table-cell office:value-type="float" office:value="6" calcext:value-type="float">
            <text:p>6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8752" calcext:value-type="float">
            <text:p>8752</text:p>
          </table:table-cell>
          <table:table-cell office:value-type="float" office:value="96" calcext:value-type="float">
            <text:p>96</text:p>
          </table:table-cell>
          <table:table-cell office:value-type="float" office:value="8848" calcext:value-type="float">
            <text:p>8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610" calcext:value-type="float">
            <text:p>610</text:p>
          </table:table-cell>
          <table:table-cell office:value-type="float" office:value="21027676" calcext:value-type="float">
            <text:p>21027676</text:p>
          </table:table-cell>
          <table:table-cell table:formula="of:=([.D147]/([.D147]+[.E147]))*100" office:value-type="float" office:value="0.00290085459176273" calcext:value-type="float">
            <text:p>0.002900854591763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610" calcext:value-type="float">
            <text:p>610</text:p>
          </table:table-cell>
          <table:table-cell office:value-type="float" office:value="5" calcext:value-type="float">
            <text:p>5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4880" calcext:value-type="float">
            <text:p>4880</text:p>
          </table:table-cell>
          <table:table-cell office:value-type="float" office:value="80" calcext:value-type="float">
            <text:p>80</text:p>
          </table:table-cell>
          <table:table-cell office:value-type="float" office:value="4960" calcext:value-type="float">
            <text:p>49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19" calcext:value-type="float">
            <text:p>319</text:p>
          </table:table-cell>
          <table:table-cell office:value-type="float" office:value="21027967" calcext:value-type="float">
            <text:p>21027967</text:p>
          </table:table-cell>
          <table:table-cell table:formula="of:=([.D148]/([.D148]+[.E148]))*100" office:value-type="float" office:value="0.00151700428651199" calcext:value-type="float">
            <text:p>0.001517004286512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79" calcext:value-type="float">
            <text:p>179</text:p>
          </table:table-cell>
          <table:table-cell office:value-type="float" office:value="21028107" calcext:value-type="float">
            <text:p>21028107</text:p>
          </table:table-cell>
          <table:table-cell table:formula="of:=([.D149]/([.D149]+[.E149]))*100" office:value-type="float" office:value="0.000851234380205786" calcext:value-type="float">
            <text:p>0.000851234380206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04" calcext:value-type="float">
            <text:p>104</text:p>
          </table:table-cell>
          <table:table-cell office:value-type="float" office:value="21028182" calcext:value-type="float">
            <text:p>21028182</text:p>
          </table:table-cell>
          <table:table-cell table:formula="of:=([.D150]/([.D150]+[.E150]))*100" office:value-type="float" office:value="0.000494571930398892" calcext:value-type="float">
            <text:p>0.000494571930399</text:p>
          </table:table-cell>
          <table:table-cell office:value-type="float" office:value="18765421" calcext:value-type="float">
            <text:p>18765421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86" calcext:value-type="float">
            <text:p>2102828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7530842" calcext:value-type="float">
            <text:p>37530842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302" calcext:value-type="float">
            <text:p>46582302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number-columns-repeated="7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7525" calcext:value-type="float">
            <text:p>17525</text:p>
          </table:table-cell>
          <table:table-cell office:value-type="float" office:value="21010753" calcext:value-type="float">
            <text:p>21010753</text:p>
          </table:table-cell>
          <table:table-cell table:formula="of:=([.D155]/([.D155]+[.E155]))*100" office:value-type="float" office:value="0.0833401574774691" calcext:value-type="float">
            <text:p>0.083340157477469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7525" calcext:value-type="float">
            <text:p>17525</text:p>
          </table:table-cell>
          <table:table-cell office:value-type="float" office:value="7397" calcext:value-type="float">
            <text:p>7397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40200" calcext:value-type="float">
            <text:p>140200</text:p>
          </table:table-cell>
          <table:table-cell office:value-type="float" office:value="118352" calcext:value-type="float">
            <text:p>118352</text:p>
          </table:table-cell>
          <table:table-cell office:value-type="float" office:value="258552" calcext:value-type="float">
            <text:p>258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667" calcext:value-type="float">
            <text:p>2667</text:p>
          </table:table-cell>
          <table:table-cell office:value-type="float" office:value="21025611" calcext:value-type="float">
            <text:p>21025611</text:p>
          </table:table-cell>
          <table:table-cell table:formula="of:=([.D156]/([.D156]+[.E156]))*100" office:value-type="float" office:value="0.0126829215402231" calcext:value-type="float">
            <text:p>0.012682921540223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2667" calcext:value-type="float">
            <text:p>2667</text:p>
          </table:table-cell>
          <table:table-cell office:value-type="float" office:value="386" calcext:value-type="float">
            <text:p>386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21336" calcext:value-type="float">
            <text:p>21336</text:p>
          </table:table-cell>
          <table:table-cell office:value-type="float" office:value="6176" calcext:value-type="float">
            <text:p>6176</text:p>
          </table:table-cell>
          <table:table-cell office:value-type="float" office:value="27512" calcext:value-type="float">
            <text:p>27512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784" calcext:value-type="float">
            <text:p>1784</text:p>
          </table:table-cell>
          <table:table-cell office:value-type="float" office:value="21026494" calcext:value-type="float">
            <text:p>21026494</text:p>
          </table:table-cell>
          <table:table-cell table:formula="of:=([.D157]/([.D157]+[.E157]))*100" office:value-type="float" office:value="0.00848381403365506" calcext:value-type="float">
            <text:p>0.008483814033655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784" calcext:value-type="float">
            <text:p>1784</text:p>
          </table:table-cell>
          <table:table-cell office:value-type="float" office:value="208" calcext:value-type="float">
            <text:p>208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4272" calcext:value-type="float">
            <text:p>14272</text:p>
          </table:table-cell>
          <table:table-cell office:value-type="float" office:value="3328" calcext:value-type="float">
            <text:p>3328</text:p>
          </table:table-cell>
          <table:table-cell office:value-type="float" office:value="17600" calcext:value-type="float">
            <text:p>17600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" office:value-type="float" office:value="0.08334015748" calcext:value-type="float">
            <text:p>0.08334015748</text:p>
          </table:table-cell>
          <table:table-cell table:style-name="ce1" office:value-type="float" office:value="0.01491325157" calcext:value-type="float">
            <text:p>0.01491325157</text:p>
          </table:table-cell>
          <table:table-cell table:style-name="ce1" office:value-type="float" office:value="0.01179364283" calcext:value-type="float">
            <text:p>0.01179364283</text:p>
          </table:table-cell>
          <table:table-cell table:style-name="ce1" office:value-type="float" office:value="0.01157964528" calcext:value-type="float">
            <text:p>0.01157964528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900" calcext:value-type="float">
            <text:p>2900</text:p>
          </table:table-cell>
          <table:table-cell office:value-type="float" office:value="21025378" calcext:value-type="float">
            <text:p>21025378</text:p>
          </table:table-cell>
          <table:table-cell table:formula="of:=([.D158]/([.D158]+[.E158]))*100" office:value-type="float" office:value="0.0137909533058294" calcext:value-type="float">
            <text:p>0.01379095330583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2900" calcext:value-type="float">
            <text:p>2900</text:p>
          </table:table-cell>
          <table:table-cell office:value-type="float" office:value="411" calcext:value-type="float">
            <text:p>411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23200" calcext:value-type="float">
            <text:p>23200</text:p>
          </table:table-cell>
          <table:table-cell office:value-type="float" office:value="6576" calcext:value-type="float">
            <text:p>6576</text:p>
          </table:table-cell>
          <table:table-cell office:value-type="float" office:value="29776" calcext:value-type="float">
            <text:p>29776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" office:value-type="float" office:value="0.01268292154" calcext:value-type="float">
            <text:p>0.01268292154</text:p>
          </table:table-cell>
          <table:table-cell table:style-name="ce1" office:value-type="float" office:value="0.008559902052" calcext:value-type="float">
            <text:p>0.008559902052</text:p>
          </table:table-cell>
          <table:table-cell table:style-name="ce1" office:value-type="float" office:value="0.008407726015" calcext:value-type="float">
            <text:p>0.008407726015</text:p>
          </table:table-cell>
          <table:table-cell table:style-name="ce1" office:value-type="float" office:value="0.005102652723" calcext:value-type="float">
            <text:p>0.005102652723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218" calcext:value-type="float">
            <text:p>218</text:p>
          </table:table-cell>
          <table:table-cell office:value-type="float" office:value="21028060" calcext:value-type="float">
            <text:p>21028060</text:p>
          </table:table-cell>
          <table:table-cell table:formula="of:=([.D159]/([.D159]+[.E159]))*100" office:value-type="float" office:value="0.00103669924850718" calcext:value-type="float">
            <text:p>0.001036699248507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218" calcext:value-type="float">
            <text:p>218</text:p>
          </table:table-cell>
          <table:table-cell office:value-type="float" office:value="11" calcext:value-type="float">
            <text:p>11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744" calcext:value-type="float">
            <text:p>1744</text:p>
          </table:table-cell>
          <table:table-cell office:value-type="float" office:value="176" calcext:value-type="float">
            <text:p>176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" office:value-type="float" office:value="0.008483814034" calcext:value-type="float">
            <text:p>0.008483814034</text:p>
          </table:table-cell>
          <table:table-cell table:style-name="ce1" office:value-type="float" office:value="0.008341148999" calcext:value-type="float">
            <text:p>0.008341148999</text:p>
          </table:table-cell>
          <table:table-cell table:style-name="ce1" office:value-type="float" office:value="0.00279623467" calcext:value-type="float">
            <text:p>0.00279623467</text:p>
          </table:table-cell>
          <table:table-cell table:style-name="ce1" office:value-type="float" office:value="0.002748679659" calcext:value-type="float">
            <text:p>0.002748679659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37" calcext:value-type="float">
            <text:p>337</text:p>
          </table:table-cell>
          <table:table-cell office:value-type="float" office:value="21027941" calcext:value-type="float">
            <text:p>21027941</text:p>
          </table:table-cell>
          <table:table-cell table:formula="of:=([.D160]/([.D160]+[.E160]))*100" office:value-type="float" office:value="0.00160260388416018" calcext:value-type="float">
            <text:p>0.00160260388416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337" calcext:value-type="float">
            <text:p>337</text:p>
          </table:table-cell>
          <table:table-cell office:value-type="float" office:value="12" calcext:value-type="float">
            <text:p>12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2696" calcext:value-type="float">
            <text:p>2696</text:p>
          </table:table-cell>
          <table:table-cell office:value-type="float" office:value="192" calcext:value-type="float">
            <text:p>192</text:p>
          </table:table-cell>
          <table:table-cell office:value-type="float" office:value="2888" calcext:value-type="float">
            <text:p>2888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1" office:value-type="float" office:value="0.01379095331" calcext:value-type="float">
            <text:p>0.01379095331</text:p>
          </table:table-cell>
          <table:table-cell table:style-name="ce1" office:value-type="float" office:value="0.001607359385" calcext:value-type="float">
            <text:p>0.001607359385</text:p>
          </table:table-cell>
          <table:table-cell table:number-columns-repeated="2" table:style-name="ce1" office:value-type="float" office:value="0.001517004864" calcext:value-type="float">
            <text:p>0.001517004864</text:p>
          </table:table-cell>
          <table:table-cell/>
        </table:table-row>
        <table:table-row table:style-name="ro1">
          <table:table-cell table:number-columns-repeated="18"/>
          <table:table-cell office:value-type="float" office:value="8192" calcext:value-type="float">
            <text:p>8192</text:p>
          </table:table-cell>
          <table:table-cell table:style-name="ce1" office:value-type="float" office:value="0.001036699249" calcext:value-type="float">
            <text:p>0.001036699249</text:p>
          </table:table-cell>
          <table:table-cell table:number-columns-repeated="3" table:style-name="ce1" office:value-type="float" office:value="0.0008464792029" calcext:value-type="float">
            <text:p>0.0008464792029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136" calcext:value-type="float">
            <text:p>3136</text:p>
          </table:table-cell>
          <table:table-cell office:value-type="float" office:value="21025142" calcext:value-type="float">
            <text:p>21025142</text:p>
          </table:table-cell>
          <table:table-cell table:formula="of:=([.D162]/([.D162]+[.E162]))*100" office:value-type="float" office:value="0.0149132515748555" calcext:value-type="float">
            <text:p>0.014913251574856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3136" calcext:value-type="float">
            <text:p>3136</text:p>
          </table:table-cell>
          <table:table-cell office:value-type="float" office:value="364" calcext:value-type="float">
            <text:p>364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25088" calcext:value-type="float">
            <text:p>25088</text:p>
          </table:table-cell>
          <table:table-cell office:value-type="float" office:value="5824" calcext:value-type="float">
            <text:p>5824</text:p>
          </table:table-cell>
          <table:table-cell office:value-type="float" office:value="30912" calcext:value-type="float">
            <text:p>30912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1" office:value-type="float" office:value="0.001602603884" calcext:value-type="float">
            <text:p>0.001602603884</text:p>
          </table:table-cell>
          <table:table-cell table:number-columns-repeated="3" table:style-name="ce1" office:value-type="float" office:value="0.0005040831208" calcext:value-type="float">
            <text:p>0.0005040831208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800" calcext:value-type="float">
            <text:p>1800</text:p>
          </table:table-cell>
          <table:table-cell office:value-type="float" office:value="21026478" calcext:value-type="float">
            <text:p>21026478</text:p>
          </table:table-cell>
          <table:table-cell table:formula="of:=([.D163]/([.D163]+[.E163]))*100" office:value-type="float" office:value="0.00855990205189412" calcext:value-type="float">
            <text:p>0.008559902051894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800" calcext:value-type="float">
            <text:p>1800</text:p>
          </table:table-cell>
          <table:table-cell office:value-type="float" office:value="156" calcext:value-type="float">
            <text:p>156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4400" calcext:value-type="float">
            <text:p>14400</text:p>
          </table:table-cell>
          <table:table-cell office:value-type="float" office:value="2496" calcext:value-type="float">
            <text:p>2496</text:p>
          </table:table-cell>
          <table:table-cell office:value-type="float" office:value="16896" calcext:value-type="float">
            <text:p>168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754" calcext:value-type="float">
            <text:p>1754</text:p>
          </table:table-cell>
          <table:table-cell office:value-type="float" office:value="21026524" calcext:value-type="float">
            <text:p>21026524</text:p>
          </table:table-cell>
          <table:table-cell table:formula="of:=([.D164]/([.D164]+[.E164]))*100" office:value-type="float" office:value="0.00834114899945683" calcext:value-type="float">
            <text:p>0.008341148999457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754" calcext:value-type="float">
            <text:p>1754</text:p>
          </table:table-cell>
          <table:table-cell office:value-type="float" office:value="181" calcext:value-type="float">
            <text:p>181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4032" calcext:value-type="float">
            <text:p>14032</text:p>
          </table:table-cell>
          <table:table-cell office:value-type="float" office:value="2896" calcext:value-type="float">
            <text:p>2896</text:p>
          </table:table-cell>
          <table:table-cell office:value-type="float" office:value="16928" calcext:value-type="float">
            <text:p>16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338" calcext:value-type="float">
            <text:p>338</text:p>
          </table:table-cell>
          <table:table-cell office:value-type="float" office:value="21027940" calcext:value-type="float">
            <text:p>21027940</text:p>
          </table:table-cell>
          <table:table-cell table:formula="of:=([.D165]/([.D165]+[.E165]))*100" office:value-type="float" office:value="0.00160735938530012" calcext:value-type="float">
            <text:p>0.0016073593853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338" calcext:value-type="float">
            <text:p>338</text:p>
          </table:table-cell>
          <table:table-cell office:value-type="float" office:value="9" calcext:value-type="float">
            <text:p>9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2704" calcext:value-type="float">
            <text:p>2704</text:p>
          </table:table-cell>
          <table:table-cell office:value-type="float" office:value="144" calcext:value-type="float">
            <text:p>144</text:p>
          </table:table-cell>
          <table:table-cell office:value-type="float" office:value="2848" calcext:value-type="float">
            <text:p>2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78" calcext:value-type="float">
            <text:p>178</text:p>
          </table:table-cell>
          <table:table-cell office:value-type="float" office:value="21028100" calcext:value-type="float">
            <text:p>21028100</text:p>
          </table:table-cell>
          <table:table-cell table:formula="of:=([.D166]/([.D166]+[.E166]))*100" office:value-type="float" office:value="0.00084647920290953" calcext:value-type="float">
            <text:p>0.00084647920291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06" calcext:value-type="float">
            <text:p>106</text:p>
          </table:table-cell>
          <table:table-cell office:value-type="float" office:value="21028172" calcext:value-type="float">
            <text:p>21028172</text:p>
          </table:table-cell>
          <table:table-cell table:formula="of:=([.D167]/([.D167]+[.E167]))*100" office:value-type="float" office:value="0.000504083120833765" calcext:value-type="float">
            <text:p>0.000504083120834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number-columns-repeated="7"/>
        </table:table-row>
        <table:table-row table:style-name="ro2">
          <table:table-cell table:number-columns-repeated="23"/>
          <table:table-cell table:style-name="ce2" office:value-type="string" calcext:value-type="string">
            <text:p>kji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2480" calcext:value-type="float">
            <text:p>2480</text:p>
          </table:table-cell>
          <table:table-cell office:value-type="float" office:value="21025798" calcext:value-type="float">
            <text:p>21025798</text:p>
          </table:table-cell>
          <table:table-cell table:formula="of:=([.D169]/([.D169]+[.E169]))*100" office:value-type="float" office:value="0.0117936428270541" calcext:value-type="float">
            <text:p>0.011793642827054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2480" calcext:value-type="float">
            <text:p>2480</text:p>
          </table:table-cell>
          <table:table-cell office:value-type="float" office:value="157" calcext:value-type="float">
            <text:p>157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9840" calcext:value-type="float">
            <text:p>19840</text:p>
          </table:table-cell>
          <table:table-cell office:value-type="float" office:value="2512" calcext:value-type="float">
            <text:p>2512</text:p>
          </table:table-cell>
          <table:table-cell office:value-type="float" office:value="22352" calcext:value-type="float">
            <text:p>22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768" calcext:value-type="float">
            <text:p>1768</text:p>
          </table:table-cell>
          <table:table-cell office:value-type="float" office:value="21026510" calcext:value-type="float">
            <text:p>21026510</text:p>
          </table:table-cell>
          <table:table-cell table:formula="of:=([.D170]/([.D170]+[.E170]))*100" office:value-type="float" office:value="0.008407726015416" calcext:value-type="float">
            <text:p>0.008407726015416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768" calcext:value-type="float">
            <text:p>1768</text:p>
          </table:table-cell>
          <table:table-cell office:value-type="float" office:value="118" calcext:value-type="float">
            <text:p>118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4144" calcext:value-type="float">
            <text:p>14144</text:p>
          </table:table-cell>
          <table:table-cell office:value-type="float" office:value="1888" calcext:value-type="float">
            <text:p>1888</text:p>
          </table:table-cell>
          <table:table-cell office:value-type="float" office:value="16032" calcext:value-type="float">
            <text:p>16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588" calcext:value-type="float">
            <text:p>588</text:p>
          </table:table-cell>
          <table:table-cell office:value-type="float" office:value="21027690" calcext:value-type="float">
            <text:p>21027690</text:p>
          </table:table-cell>
          <table:table-cell table:formula="of:=([.D171]/([.D171]+[.E171]))*100" office:value-type="float" office:value="0.00279623467028541" calcext:value-type="float">
            <text:p>0.002796234670285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588" calcext:value-type="float">
            <text:p>588</text:p>
          </table:table-cell>
          <table:table-cell office:value-type="float" office:value="5" calcext:value-type="float">
            <text:p>5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4704" calcext:value-type="float">
            <text:p>4704</text:p>
          </table:table-cell>
          <table:table-cell office:value-type="float" office:value="80" calcext:value-type="float">
            <text:p>80</text:p>
          </table:table-cell>
          <table:table-cell office:value-type="float" office:value="4784" calcext:value-type="float">
            <text:p>47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19" calcext:value-type="float">
            <text:p>319</text:p>
          </table:table-cell>
          <table:table-cell office:value-type="float" office:value="21027959" calcext:value-type="float">
            <text:p>21027959</text:p>
          </table:table-cell>
          <table:table-cell table:formula="of:=([.D172]/([.D172]+[.E172]))*100" office:value-type="float" office:value="0.00151700486364124" calcext:value-type="float">
            <text:p>0.001517004863641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78" calcext:value-type="float">
            <text:p>178</text:p>
          </table:table-cell>
          <table:table-cell office:value-type="float" office:value="21028100" calcext:value-type="float">
            <text:p>21028100</text:p>
          </table:table-cell>
          <table:table-cell table:formula="of:=([.D173]/([.D173]+[.E173]))*100" office:value-type="float" office:value="0.00084647920290953" calcext:value-type="float">
            <text:p>0.00084647920291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106" calcext:value-type="float">
            <text:p>106</text:p>
          </table:table-cell>
          <table:table-cell office:value-type="float" office:value="21028172" calcext:value-type="float">
            <text:p>21028172</text:p>
          </table:table-cell>
          <table:table-cell table:formula="of:=([.D174]/([.D174]+[.E174]))*100" office:value-type="float" office:value="0.000504083120833765" calcext:value-type="float">
            <text:p>0.000504083120834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2435" calcext:value-type="float">
            <text:p>2435</text:p>
          </table:table-cell>
          <table:table-cell office:value-type="float" office:value="21025843" calcext:value-type="float">
            <text:p>21025843</text:p>
          </table:table-cell>
          <table:table-cell table:formula="of:=([.D176]/([.D176]+[.E176]))*100" office:value-type="float" office:value="0.0115796452757568" calcext:value-type="float">
            <text:p>0.011579645275757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2435" calcext:value-type="float">
            <text:p>2435</text:p>
          </table:table-cell>
          <table:table-cell office:value-type="float" office:value="107" calcext:value-type="float">
            <text:p>107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9480" calcext:value-type="float">
            <text:p>19480</text:p>
          </table:table-cell>
          <table:table-cell office:value-type="float" office:value="1712" calcext:value-type="float">
            <text:p>1712</text:p>
          </table:table-cell>
          <table:table-cell office:value-type="float" office:value="21192" calcext:value-type="float">
            <text:p>21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073" calcext:value-type="float">
            <text:p>1073</text:p>
          </table:table-cell>
          <table:table-cell office:value-type="float" office:value="21027205" calcext:value-type="float">
            <text:p>21027205</text:p>
          </table:table-cell>
          <table:table-cell table:formula="of:=([.D177]/([.D177]+[.E177]))*100" office:value-type="float" office:value="0.00510265272315688" calcext:value-type="float">
            <text:p>0.005102652723157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073" calcext:value-type="float">
            <text:p>1073</text:p>
          </table:table-cell>
          <table:table-cell office:value-type="float" office:value="4" calcext:value-type="float">
            <text:p>4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8584" calcext:value-type="float">
            <text:p>8584</text:p>
          </table:table-cell>
          <table:table-cell office:value-type="float" office:value="64" calcext:value-type="float">
            <text:p>64</text:p>
          </table:table-cell>
          <table:table-cell office:value-type="float" office:value="8648" calcext:value-type="float">
            <text:p>8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578" calcext:value-type="float">
            <text:p>578</text:p>
          </table:table-cell>
          <table:table-cell office:value-type="float" office:value="21027700" calcext:value-type="float">
            <text:p>21027700</text:p>
          </table:table-cell>
          <table:table-cell table:formula="of:=([.D178]/([.D178]+[.E178]))*100" office:value-type="float" office:value="0.002748679658886" calcext:value-type="float">
            <text:p>0.002748679658886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4624" calcext:value-type="float">
            <text:p>4624</text:p>
          </table:table-cell>
          <table:table-cell office:value-type="float" office:value="0" calcext:value-type="float">
            <text:p>0</text:p>
          </table:table-cell>
          <table:table-cell office:value-type="float" office:value="4624" calcext:value-type="float">
            <text:p>46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19" calcext:value-type="float">
            <text:p>319</text:p>
          </table:table-cell>
          <table:table-cell office:value-type="float" office:value="21027959" calcext:value-type="float">
            <text:p>21027959</text:p>
          </table:table-cell>
          <table:table-cell table:formula="of:=([.D179]/([.D179]+[.E179]))*100" office:value-type="float" office:value="0.00151700486364124" calcext:value-type="float">
            <text:p>0.001517004863641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78" calcext:value-type="float">
            <text:p>178</text:p>
          </table:table-cell>
          <table:table-cell office:value-type="float" office:value="21028100" calcext:value-type="float">
            <text:p>21028100</text:p>
          </table:table-cell>
          <table:table-cell table:formula="of:=([.D180]/([.D180]+[.E180]))*100" office:value-type="float" office:value="0.00084647920290953" calcext:value-type="float">
            <text:p>0.00084647920291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06" calcext:value-type="float">
            <text:p>106</text:p>
          </table:table-cell>
          <table:table-cell office:value-type="float" office:value="21028172" calcext:value-type="float">
            <text:p>21028172</text:p>
          </table:table-cell>
          <table:table-cell table:formula="of:=([.D181]/([.D181]+[.E181]))*100" office:value-type="float" office:value="0.000504083120833765" calcext:value-type="float">
            <text:p>0.000504083120834</text:p>
          </table:table-cell>
          <table:table-cell office:value-type="float" office:value="18765413" calcext:value-type="float">
            <text:p>18765413</text:p>
          </table:table-cell>
          <table:table-cell office:value-type="float" office:value="2262865" calcext:value-type="float">
            <text:p>2262865</text:p>
          </table:table-cell>
          <table:table-cell office:value-type="float" office:value="21028278" calcext:value-type="float">
            <text:p>2102827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7530826" calcext:value-type="float">
            <text:p>37530826</text:p>
          </table:table-cell>
          <table:table-cell office:value-type="float" office:value="9051460" calcext:value-type="float">
            <text:p>9051460</text:p>
          </table:table-cell>
          <table:table-cell office:value-type="float" office:value="46582286" calcext:value-type="float">
            <text:p>46582286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21:44:48.913436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5T21:55:32.573365901</dc:date>
    <meta:editing-duration>PT25M17S</meta:editing-duration>
    <meta:editing-cycles>15</meta:editing-cycles>
    <meta:generator>LibreOffice/6.4.2.2$Linux_X86_64 LibreOffice_project/40$Build-2</meta:generator>
    <meta:document-statistic meta:table-count="1" meta:cell-count="2658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      ( Matrix Multiplication i j k  loop experiment)</text:p>
        </chart:title>
        <chart:legend chart:legend-position="end" svg:x="9.581cm" svg:y="2.54cm" style:legend-expansion="high" chart:style-name="ch3"/>
        <chart:plot-area chart:style-name="ch4" table:cell-range-address="output_file.S2:output_file.W8" chart:data-source-has-labels="both" svg:x="1.266cm" svg:y="1.352cm" svg:width="8.06cm" svg:height="4.697cm">
          <chartooo:coordinate-region svg:x="2.178cm" svg:y="1.552cm" svg:width="6.684cm" svg:height="3.85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3:output_file.S8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3:output_file.T8" chart:label-cell-address="output_file.T2:output_file.T2" chart:class="chart:line">
            <chart:data-point chart:repeated="6"/>
          </chart:series>
          <chart:series chart:style-name="ch10" chart:values-cell-range-address="output_file.U3:output_file.U8" chart:label-cell-address="output_file.U2:output_file.U2" chart:class="chart:line">
            <chart:data-point chart:repeated="6"/>
          </chart:series>
          <chart:series chart:style-name="ch11" chart:values-cell-range-address="output_file.V3:output_file.V8" chart:label-cell-address="output_file.V2:output_file.V2" chart:class="chart:line">
            <chart:data-point chart:repeated="6"/>
          </chart:series>
          <chart:series chart:style-name="ch12" chart:values-cell-range-address="output_file.W3:output_file.W8" chart:label-cell-address="output_file.W2:output_file.W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2:output_file.T2</svg:desc>
                </draw:g>
              </table:table-cell>
              <table:table-cell office:value-type="string">
                <text:p>1024 Cache</text:p>
                <draw:g>
                  <svg:desc>output_file.U2:output_file.U2</svg:desc>
                </draw:g>
              </table:table-cell>
              <table:table-cell office:value-type="string">
                <text:p>2048 Cache</text:p>
                <draw:g>
                  <svg:desc>output_file.V2:output_file.V2</svg:desc>
                </draw:g>
              </table:table-cell>
              <table:table-cell office:value-type="string">
                <text:p>4096 Cache</text:p>
                <draw:g>
                  <svg:desc>output_file.W2:output_file.W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3:output_file.S8</svg:desc>
                </draw:g>
              </table:table-cell>
              <table:table-cell office:value-type="float" office:value="0.02872941562">
                <text:p>0.02872941562</text:p>
                <draw:g>
                  <svg:desc>output_file.T3:output_file.T8</svg:desc>
                </draw:g>
              </table:table-cell>
              <table:table-cell office:value-type="float" office:value="0.01744893823">
                <text:p>0.01744893823</text:p>
                <draw:g>
                  <svg:desc>output_file.U3:output_file.U8</svg:desc>
                </draw:g>
              </table:table-cell>
              <table:table-cell office:value-type="float" office:value="0.014438072">
                <text:p>0.014438072</text:p>
                <draw:g>
                  <svg:desc>output_file.V3:output_file.V8</svg:desc>
                </draw:g>
              </table:table-cell>
              <table:table-cell office:value-type="float" office:value="0.01234865995">
                <text:p>0.01234865995</text:p>
                <draw:g>
                  <svg:desc>output_file.W3:output_file.W8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342858079">
                <text:p>0.01342858079</text:p>
              </table:table-cell>
              <table:table-cell office:value-type="float" office:value="0.009736894897">
                <text:p>0.009736894897</text:p>
              </table:table-cell>
              <table:table-cell office:value-type="float" office:value="0.006931448386">
                <text:p>0.006931448386</text:p>
              </table:table-cell>
              <table:table-cell office:value-type="float" office:value="0.006444310185">
                <text:p>0.00644431018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1255877498">
                <text:p>0.1255877498</text:p>
              </table:table-cell>
              <table:table-cell office:value-type="float" office:value="0.004096656201">
                <text:p>0.004096656201</text:p>
              </table:table-cell>
              <table:table-cell office:value-type="float" office:value="0.00362125627">
                <text:p>0.00362125627</text:p>
              </table:table-cell>
              <table:table-cell office:value-type="float" office:value="0.003580172325">
                <text:p>0.00358017232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03991011772">
                <text:p>0.003991011772</text:p>
              </table:table-cell>
              <table:table-cell office:value-type="float" office:value="0.003409967411">
                <text:p>0.003409967411</text:p>
              </table:table-cell>
              <table:table-cell office:value-type="float" office:value="0.003374752601">
                <text:p>0.003374752601</text:p>
              </table:table-cell>
              <table:table-cell office:value-type="float" office:value="0.001872254052">
                <text:p>0.00187225405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02641110731">
                <text:p>0.002641110731</text:p>
              </table:table-cell>
              <table:table-cell office:value-type="float" office:value="0.002617634192">
                <text:p>0.002617634192</text:p>
              </table:table-cell>
              <table:table-cell office:value-type="float" office:value="0.001050575158">
                <text:p>0.001050575158</text:p>
              </table:table-cell>
              <table:table-cell office:value-type="float" office:value="0.001050575158">
                <text:p>0.00105057515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2265486094">
                <text:p>0.002265486094</text:p>
              </table:table-cell>
              <table:table-cell office:value-type="float" office:value="0.0006045209008">
                <text:p>0.0006045209008</text:p>
              </table:table-cell>
              <table:table-cell office:value-type="float" office:value="0.0006045209008">
                <text:p>0.0006045209008</text:p>
              </table:table-cell>
              <table:table-cell office:value-type="float" office:value="0.0006045209008">
                <text:p>0.0006045209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      ( Matrix Multiplication j i k  loop experiment)</text:p>
        </chart:title>
        <chart:legend chart:legend-position="end" svg:x="9.581cm" svg:y="2.54cm" style:legend-expansion="high" chart:style-name="ch3"/>
        <chart:plot-area chart:style-name="ch4" table:cell-range-address="output_file.S32:output_file.W38" chart:data-source-has-labels="both" svg:x="1.266cm" svg:y="1.352cm" svg:width="8.06cm" svg:height="4.697cm">
          <chartooo:coordinate-region svg:x="2.178cm" svg:y="1.551cm" svg:width="6.684cm" svg:height="3.851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33:output_file.S38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33:output_file.T38" chart:label-cell-address="output_file.T32:output_file.T32" chart:class="chart:line">
            <chart:data-point chart:repeated="6"/>
          </chart:series>
          <chart:series chart:style-name="ch10" chart:values-cell-range-address="output_file.U33:output_file.U38" chart:label-cell-address="output_file.U32:output_file.U32" chart:class="chart:line">
            <chart:data-point chart:repeated="6"/>
          </chart:series>
          <chart:series chart:style-name="ch11" chart:values-cell-range-address="output_file.V33:output_file.V38" chart:label-cell-address="output_file.V32:output_file.V32" chart:class="chart:line">
            <chart:data-point chart:repeated="6"/>
          </chart:series>
          <chart:series chart:style-name="ch12" chart:values-cell-range-address="output_file.W33:output_file.W38" chart:label-cell-address="output_file.W32:output_file.W3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32:output_file.T32</svg:desc>
                </draw:g>
              </table:table-cell>
              <table:table-cell office:value-type="string">
                <text:p>1024 Cache</text:p>
                <draw:g>
                  <svg:desc>output_file.U32:output_file.U32</svg:desc>
                </draw:g>
              </table:table-cell>
              <table:table-cell office:value-type="string">
                <text:p>2048 Cache</text:p>
                <draw:g>
                  <svg:desc>output_file.V32:output_file.V32</svg:desc>
                </draw:g>
              </table:table-cell>
              <table:table-cell office:value-type="string">
                <text:p>4096 Cache</text:p>
                <draw:g>
                  <svg:desc>output_file.W32:output_file.W3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33:output_file.S38</svg:desc>
                </draw:g>
              </table:table-cell>
              <table:table-cell office:value-type="float" office:value="0.09937032399">
                <text:p>0.09937032399</text:p>
                <draw:g>
                  <svg:desc>output_file.T33:output_file.T38</svg:desc>
                </draw:g>
              </table:table-cell>
              <table:table-cell office:value-type="float" office:value="0.08661669372">
                <text:p>0.08661669372</text:p>
                <draw:g>
                  <svg:desc>output_file.U33:output_file.U38</svg:desc>
                </draw:g>
              </table:table-cell>
              <table:table-cell office:value-type="float" office:value="0.08360582749">
                <text:p>0.08360582749</text:p>
                <draw:g>
                  <svg:desc>output_file.V33:output_file.V38</svg:desc>
                </draw:g>
              </table:table-cell>
              <table:table-cell office:value-type="float" office:value="0.08334171641">
                <text:p>0.08334171641</text:p>
                <draw:g>
                  <svg:desc>output_file.W33:output_file.W38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129854611">
                <text:p>0.129854611</text:p>
              </table:table-cell>
              <table:table-cell office:value-type="float" office:value="0.1257931696">
                <text:p>0.1257931696</text:p>
              </table:table-cell>
              <table:table-cell office:value-type="float" office:value="0.1254234141">
                <text:p>0.1254234141</text:p>
              </table:table-cell>
              <table:table-cell office:value-type="float" office:value="0.006397357105">
                <text:p>0.00639735710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1444511496">
                <text:p>0.1444511496</text:p>
              </table:table-cell>
              <table:table-cell office:value-type="float" office:value="0.1440227028">
                <text:p>0.1440227028</text:p>
              </table:table-cell>
              <table:table-cell office:value-type="float" office:value="0.00357430319">
                <text:p>0.00357430319</text:p>
              </table:table-cell>
              <table:table-cell office:value-type="float" office:value="0.00357430319">
                <text:p>0.0035743031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3692390185">
                <text:p>0.3692390185</text:p>
              </table:table-cell>
              <table:table-cell office:value-type="float" office:value="0.003374752601">
                <text:p>0.003374752601</text:p>
              </table:table-cell>
              <table:table-cell office:value-type="float" office:value="0.003374752601">
                <text:p>0.003374752601</text:p>
              </table:table-cell>
              <table:table-cell office:value-type="float" office:value="0.001872254052">
                <text:p>0.00187225405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02623503327">
                <text:p>0.002623503327</text:p>
              </table:table-cell>
              <table:table-cell office:value-type="float" office:value="0.002623503327">
                <text:p>0.002623503327</text:p>
              </table:table-cell>
              <table:table-cell office:value-type="float" office:value="0.001056444293">
                <text:p>0.001056444293</text:p>
              </table:table-cell>
              <table:table-cell office:value-type="float" office:value="0.001056444293">
                <text:p>0.00105644429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2183318205">
                <text:p>0.002183318205</text:p>
              </table:table-cell>
              <table:table-cell office:value-type="float" office:value="0.0006103900357">
                <text:p>0.0006103900357</text:p>
              </table:table-cell>
              <table:table-cell office:value-type="float" office:value="0.0006103900357">
                <text:p>0.0006103900357</text:p>
              </table:table-cell>
              <table:table-cell office:value-type="float" office:value="0.0006103900357">
                <text:p>0.00061039003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      ( Matrix Multiplication i k j  loop experiment)</text:p>
        </chart:title>
        <chart:legend chart:legend-position="end" svg:x="9.581cm" svg:y="2.54cm" style:legend-expansion="high" chart:style-name="ch3"/>
        <chart:plot-area chart:style-name="ch4" table:cell-range-address="output_file.S63:output_file.W69" chart:data-source-has-labels="both" svg:x="1.266cm" svg:y="1.352cm" svg:width="8.06cm" svg:height="4.697cm">
          <chartooo:coordinate-region svg:x="2.178cm" svg:y="1.552cm" svg:width="6.684cm" svg:height="3.85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64:output_file.S69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64:output_file.T69" chart:label-cell-address="output_file.T63:output_file.T63" chart:class="chart:line">
            <chart:data-point chart:repeated="6"/>
          </chart:series>
          <chart:series chart:style-name="ch10" chart:values-cell-range-address="output_file.U64:output_file.U69" chart:label-cell-address="output_file.U63:output_file.U63" chart:class="chart:line">
            <chart:data-point chart:repeated="6"/>
          </chart:series>
          <chart:series chart:style-name="ch11" chart:values-cell-range-address="output_file.V64:output_file.V69" chart:label-cell-address="output_file.V63:output_file.V63" chart:class="chart:line">
            <chart:data-point chart:repeated="6"/>
          </chart:series>
          <chart:series chart:style-name="ch12" chart:values-cell-range-address="output_file.W64:output_file.W69" chart:label-cell-address="output_file.W63:output_file.W6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63:output_file.T63</svg:desc>
                </draw:g>
              </table:table-cell>
              <table:table-cell office:value-type="string">
                <text:p>1024 Cache</text:p>
                <draw:g>
                  <svg:desc>output_file.U63:output_file.U63</svg:desc>
                </draw:g>
              </table:table-cell>
              <table:table-cell office:value-type="string">
                <text:p>2048 Cache</text:p>
                <draw:g>
                  <svg:desc>output_file.V63:output_file.V63</svg:desc>
                </draw:g>
              </table:table-cell>
              <table:table-cell office:value-type="string">
                <text:p>4096 Cache</text:p>
                <draw:g>
                  <svg:desc>output_file.W63:output_file.W63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64:output_file.S69</svg:desc>
                </draw:g>
              </table:table-cell>
              <table:table-cell office:value-type="float" office:value="0.1043309395">
                <text:p>0.1043309395</text:p>
                <draw:g>
                  <svg:desc>output_file.T64:output_file.T69</svg:desc>
                </draw:g>
              </table:table-cell>
              <table:table-cell office:value-type="float" office:value="0.09697417925">
                <text:p>0.09697417925</text:p>
                <draw:g>
                  <svg:desc>output_file.U64:output_file.U69</svg:desc>
                </draw:g>
              </table:table-cell>
              <table:table-cell office:value-type="float" office:value="0.01218359392">
                <text:p>0.01218359392</text:p>
                <draw:g>
                  <svg:desc>output_file.V64:output_file.V69</svg:desc>
                </draw:g>
              </table:table-cell>
              <table:table-cell office:value-type="float" office:value="0.01179364283">
                <text:p>0.01179364283</text:p>
                <draw:g>
                  <svg:desc>output_file.W64:output_file.W69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2257246171">
                <text:p>0.2257246171</text:p>
              </table:table-cell>
              <table:table-cell office:value-type="float" office:value="0.009159095196">
                <text:p>0.009159095196</text:p>
              </table:table-cell>
              <table:table-cell office:value-type="float" office:value="0.008616968066">
                <text:p>0.008616968066</text:p>
              </table:table-cell>
              <table:table-cell office:value-type="float" office:value="0.005235806755">
                <text:p>0.00523580675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09582334797">
                <text:p>0.009582334797</text:p>
              </table:table-cell>
              <table:table-cell office:value-type="float" office:value="0.008607457063">
                <text:p>0.008607457063</text:p>
              </table:table-cell>
              <table:table-cell office:value-type="float" office:value="0.002938899704">
                <text:p>0.002938899704</text:p>
              </table:table-cell>
              <table:table-cell office:value-type="float" office:value="0.002743924158">
                <text:p>0.00274392415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1387179683">
                <text:p>0.01387179683</text:p>
              </table:table-cell>
              <table:table-cell office:value-type="float" office:value="0.001750024419">
                <text:p>0.001750024419</text:p>
              </table:table-cell>
              <table:table-cell office:value-type="float" office:value="0.001517004864">
                <text:p>0.001517004864</text:p>
              </table:table-cell>
              <table:table-cell office:value-type="float" office:value="0.001517004864">
                <text:p>0.00151700486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01089009761">
                <text:p>0.001089009761</text:p>
              </table:table-cell>
              <table:table-cell office:value-type="float" office:value="0.0008464792029">
                <text:p>0.0008464792029</text:p>
              </table:table-cell>
              <table:table-cell office:value-type="float" office:value="0.0008464792029">
                <text:p>0.0008464792029</text:p>
              </table:table-cell>
              <table:table-cell office:value-type="float" office:value="0.0008464792029">
                <text:p>0.0008464792029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1673936401">
                <text:p>0.001673936401</text:p>
              </table:table-cell>
              <table:table-cell office:value-type="float" office:value="0.0005754156379">
                <text:p>0.0005754156379</text:p>
              </table:table-cell>
              <table:table-cell office:value-type="float" office:value="0.0005754156379">
                <text:p>0.0005754156379</text:p>
              </table:table-cell>
              <table:table-cell office:value-type="float" office:value="0.0005754156379">
                <text:p>0.00057541563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      ( Matrix Multiplication k i j  loop experiment)</text:p>
        </chart:title>
        <chart:legend chart:legend-position="end" svg:x="9.581cm" svg:y="2.54cm" style:legend-expansion="high" chart:style-name="ch3"/>
        <chart:plot-area chart:style-name="ch4" table:cell-range-address="output_file.S94:output_file.W100" chart:data-source-has-labels="both" svg:x="1.266cm" svg:y="1.352cm" svg:width="8.06cm" svg:height="4.697cm">
          <chartooo:coordinate-region svg:x="1.993cm" svg:y="1.552cm" svg:width="6.869cm" svg:height="3.85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95:output_file.S100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95:output_file.T100" chart:label-cell-address="output_file.T94:output_file.T94" chart:class="chart:line">
            <chart:data-point chart:repeated="6"/>
          </chart:series>
          <chart:series chart:style-name="ch10" chart:values-cell-range-address="output_file.U95:output_file.U100" chart:label-cell-address="output_file.U94:output_file.U94" chart:class="chart:line">
            <chart:data-point chart:repeated="6"/>
          </chart:series>
          <chart:series chart:style-name="ch11" chart:values-cell-range-address="output_file.V95:output_file.V100" chart:label-cell-address="output_file.V94:output_file.V94" chart:class="chart:line">
            <chart:data-point chart:repeated="6"/>
          </chart:series>
          <chart:series chart:style-name="ch12" chart:values-cell-range-address="output_file.W95:output_file.W100" chart:label-cell-address="output_file.W94:output_file.W94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94:output_file.T94</svg:desc>
                </draw:g>
              </table:table-cell>
              <table:table-cell office:value-type="string">
                <text:p>1024 Cache</text:p>
                <draw:g>
                  <svg:desc>output_file.U94:output_file.U94</svg:desc>
                </draw:g>
              </table:table-cell>
              <table:table-cell office:value-type="string">
                <text:p>2048 Cache</text:p>
                <draw:g>
                  <svg:desc>output_file.V94:output_file.V94</svg:desc>
                </draw:g>
              </table:table-cell>
              <table:table-cell office:value-type="string">
                <text:p>4096 Cache</text:p>
                <draw:g>
                  <svg:desc>output_file.W94:output_file.W94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95:output_file.S100</svg:desc>
                </draw:g>
              </table:table-cell>
              <table:table-cell office:value-type="float" office:value="1.172425561">
                <text:p>1.172425561</text:p>
                <draw:g>
                  <svg:desc>output_file.T95:output_file.T100</svg:desc>
                </draw:g>
              </table:table-cell>
              <table:table-cell office:value-type="float" office:value="0.01298726867">
                <text:p>0.01298726867</text:p>
                <draw:g>
                  <svg:desc>output_file.U95:output_file.U100</svg:desc>
                </draw:g>
              </table:table-cell>
              <table:table-cell office:value-type="float" office:value="0.01078547248">
                <text:p>0.01078547248</text:p>
                <draw:g>
                  <svg:desc>output_file.V95:output_file.V100</svg:desc>
                </draw:g>
              </table:table-cell>
              <table:table-cell office:value-type="float" office:value="0.01011019158">
                <text:p>0.01011019158</text:p>
                <draw:g>
                  <svg:desc>output_file.W95:output_file.W100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945393267">
                <text:p>0.00945393267</text:p>
              </table:table-cell>
              <table:table-cell office:value-type="float" office:value="0.006486501087">
                <text:p>0.006486501087</text:p>
              </table:table-cell>
              <table:table-cell office:value-type="float" office:value="0.005735132193">
                <text:p>0.005735132193</text:p>
              </table:table-cell>
              <table:table-cell office:value-type="float" office:value="0.005421269237">
                <text:p>0.00542126923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0490291981">
                <text:p>0.00490291981</text:p>
              </table:table-cell>
              <table:table-cell office:value-type="float" office:value="0.003961330943">
                <text:p>0.003961330943</text:p>
              </table:table-cell>
              <table:table-cell office:value-type="float" office:value="0.003661734485">
                <text:p>0.003661734485</text:p>
              </table:table-cell>
              <table:table-cell office:value-type="float" office:value="0.003661734485">
                <text:p>0.00366173448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0589681917">
                <text:p>0.00589681917</text:p>
              </table:table-cell>
              <table:table-cell office:value-type="float" office:value="0.00554015672">
                <text:p>0.00554015672</text:p>
              </table:table-cell>
              <table:table-cell office:value-type="float" office:value="0.00554015672">
                <text:p>0.00554015672</text:p>
              </table:table-cell>
              <table:table-cell office:value-type="float" office:value="0.004208616908">
                <text:p>0.00420861690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05535401221">
                <text:p>0.005535401221</text:p>
              </table:table-cell>
              <table:table-cell office:value-type="float" office:value="0.005535401221">
                <text:p>0.005535401221</text:p>
              </table:table-cell>
              <table:table-cell office:value-type="float" office:value="0.004156306415">
                <text:p>0.004156306415</text:p>
              </table:table-cell>
              <table:table-cell office:value-type="float" office:value="0.004146795416">
                <text:p>0.00414679541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7437600953">
                <text:p>0.007437600953</text:p>
              </table:table-cell>
              <table:table-cell office:value-type="float" office:value="0.004803054324">
                <text:p>0.004803054324</text:p>
              </table:table-cell>
              <table:table-cell office:value-type="float" office:value="0.004784032327">
                <text:p>0.004784032327</text:p>
              </table:table-cell>
              <table:table-cell office:value-type="float" office:value="0.004784032327">
                <text:p>0.0047840323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      ( Matrix Multiplication j k i  loop experiment)</text:p>
        </chart:title>
        <chart:legend chart:legend-position="end" svg:x="9.581cm" svg:y="2.54cm" style:legend-expansion="high" chart:style-name="ch3"/>
        <chart:plot-area chart:style-name="ch4" table:cell-range-address="output_file.S125:output_file.W131" chart:data-source-has-labels="both" svg:x="1.266cm" svg:y="1.352cm" svg:width="8.06cm" svg:height="4.697cm">
          <chartooo:coordinate-region svg:x="2.178cm" svg:y="1.552cm" svg:width="6.684cm" svg:height="3.85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126:output_file.S131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126:output_file.T131" chart:label-cell-address="output_file.T125:output_file.T125" chart:class="chart:line">
            <chart:data-point chart:repeated="6"/>
          </chart:series>
          <chart:series chart:style-name="ch10" chart:values-cell-range-address="output_file.U126:output_file.U131" chart:label-cell-address="output_file.U125:output_file.U125" chart:class="chart:line">
            <chart:data-point chart:repeated="6"/>
          </chart:series>
          <chart:series chart:style-name="ch11" chart:values-cell-range-address="output_file.V126:output_file.V131" chart:label-cell-address="output_file.V125:output_file.V125" chart:class="chart:line">
            <chart:data-point chart:repeated="6"/>
          </chart:series>
          <chart:series chart:style-name="ch12" chart:values-cell-range-address="output_file.W126:output_file.W131" chart:label-cell-address="output_file.W125:output_file.W12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125:output_file.T125</svg:desc>
                </draw:g>
              </table:table-cell>
              <table:table-cell office:value-type="string">
                <text:p>1024 Cache</text:p>
                <draw:g>
                  <svg:desc>output_file.U125:output_file.U125</svg:desc>
                </draw:g>
              </table:table-cell>
              <table:table-cell office:value-type="string">
                <text:p>2048 Cache</text:p>
                <draw:g>
                  <svg:desc>output_file.V125:output_file.V125</svg:desc>
                </draw:g>
              </table:table-cell>
              <table:table-cell office:value-type="string">
                <text:p>4096 Cache</text:p>
                <draw:g>
                  <svg:desc>output_file.W125:output_file.W125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126:output_file.S131</svg:desc>
                </draw:g>
              </table:table-cell>
              <table:table-cell office:value-type="float" office:value="0.2073587928">
                <text:p>0.2073587928</text:p>
                <draw:g>
                  <svg:desc>output_file.T126:output_file.T131</svg:desc>
                </draw:g>
              </table:table-cell>
              <table:table-cell office:value-type="float" office:value="0.1964211444">
                <text:p>0.1964211444</text:p>
                <draw:g>
                  <svg:desc>output_file.U126:output_file.U131</svg:desc>
                </draw:g>
              </table:table-cell>
              <table:table-cell office:value-type="float" office:value="0.01007214758">
                <text:p>0.01007214758</text:p>
                <draw:g>
                  <svg:desc>output_file.V126:output_file.V131</svg:desc>
                </draw:g>
              </table:table-cell>
              <table:table-cell office:value-type="float" office:value="0.009967526597">
                <text:p>0.009967526597</text:p>
                <draw:g>
                  <svg:desc>output_file.W126:output_file.W131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2013097977">
                <text:p>0.2013097977</text:p>
              </table:table-cell>
              <table:table-cell office:value-type="float" office:value="0.0056828217">
                <text:p>0.0056828217</text:p>
              </table:table-cell>
              <table:table-cell office:value-type="float" office:value="0.005582956214">
                <text:p>0.005582956214</text:p>
              </table:table-cell>
              <table:table-cell office:value-type="float" office:value="0.005202516268">
                <text:p>0.00520251626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03423959518">
                <text:p>0.003423959518</text:p>
              </table:table-cell>
              <table:table-cell office:value-type="float" office:value="0.003319338533">
                <text:p>0.003319338533</text:p>
              </table:table-cell>
              <table:table-cell office:value-type="float" office:value="0.00291512109">
                <text:p>0.00291512109</text:p>
              </table:table-cell>
              <table:table-cell office:value-type="float" office:value="0.002900854592">
                <text:p>0.00290085459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04170572913">
                <text:p>0.004170572913</text:p>
              </table:table-cell>
              <table:table-cell office:value-type="float" office:value="0.002748678613">
                <text:p>0.002748678613</text:p>
              </table:table-cell>
              <table:table-cell office:value-type="float" office:value="0.002734412115">
                <text:p>0.002734412115</text:p>
              </table:table-cell>
              <table:table-cell office:value-type="float" office:value="0.001517004287">
                <text:p>0.00151700428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021352192">
                <text:p>0.0021352192</text:p>
              </table:table-cell>
              <table:table-cell office:value-type="float" office:value="0.002120952702">
                <text:p>0.002120952702</text:p>
              </table:table-cell>
              <table:table-cell office:value-type="float" office:value="0.0008512343802">
                <text:p>0.0008512343802</text:p>
              </table:table-cell>
              <table:table-cell office:value-type="float" office:value="0.0008512343802">
                <text:p>0.000851234380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1840378241">
                <text:p>0.001840378241</text:p>
              </table:table-cell>
              <table:table-cell office:value-type="float" office:value="0.0004945719304">
                <text:p>0.0004945719304</text:p>
              </table:table-cell>
              <table:table-cell office:value-type="float" office:value="0.0004945719304">
                <text:p>0.0004945719304</text:p>
              </table:table-cell>
              <table:table-cell office:value-type="float" office:value="0.0004945719304">
                <text:p>0.00049457193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51cm" svg:height="7.173cm" xlink:href=".." xlink:type="simple" chart:class="chart:line" chart:style-name="ch1">
        <chart:title svg:x="0.418cm" svg:y="0.278cm" chart:style-name="ch2">
          <text:p>Impact of varying Block Size and Cache size with write back mode on the miss rate
                                  ( Matrix Multiplication k j i  loop experiment)</text:p>
        </chart:title>
        <chart:legend chart:legend-position="end" svg:x="9.581cm" svg:y="2.54cm" style:legend-expansion="high" chart:style-name="ch3"/>
        <chart:plot-area chart:style-name="ch4" table:cell-range-address="output_file.S156:output_file.W162" chart:data-source-has-labels="both" svg:x="1.266cm" svg:y="1.352cm" svg:width="8.06cm" svg:height="4.697cm">
          <chartooo:coordinate-region svg:x="2.178cm" svg:y="1.551cm" svg:width="6.684cm" svg:height="3.851cm"/>
          <chart:axis chart:dimension="x" chart:name="primary-x" chart:style-name="ch5" chartooo:axis-type="auto">
            <chartooo:date-scale/>
            <chart:title svg:x="4.075cm" svg:y="6.192cm" chart:style-name="ch6">
              <text:p>Block Size (Bits)</text:p>
            </chart:title>
            <chart:categories table:cell-range-address="output_file.S157:output_file.S162"/>
          </chart:axis>
          <chart:axis chart:dimension="y" chart:name="primary-y" chart:style-name="ch5">
            <chart:title svg:x="0.451cm" svg:y="5.451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157:output_file.T162" chart:label-cell-address="output_file.T156:output_file.T156" chart:class="chart:line">
            <chart:data-point chart:repeated="6"/>
          </chart:series>
          <chart:series chart:style-name="ch10" chart:values-cell-range-address="output_file.U157:output_file.U162" chart:label-cell-address="output_file.U156:output_file.U156" chart:class="chart:line">
            <chart:data-point chart:repeated="6"/>
          </chart:series>
          <chart:series chart:style-name="ch11" chart:values-cell-range-address="output_file.V157:output_file.V162" chart:label-cell-address="output_file.V156:output_file.V156" chart:class="chart:line">
            <chart:data-point chart:repeated="6"/>
          </chart:series>
          <chart:series chart:style-name="ch12" chart:values-cell-range-address="output_file.W157:output_file.W162" chart:label-cell-address="output_file.W156:output_file.W15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156:output_file.T156</svg:desc>
                </draw:g>
              </table:table-cell>
              <table:table-cell office:value-type="string">
                <text:p>1024 Cache</text:p>
                <draw:g>
                  <svg:desc>output_file.U156:output_file.U156</svg:desc>
                </draw:g>
              </table:table-cell>
              <table:table-cell office:value-type="string">
                <text:p>2048 Cache</text:p>
                <draw:g>
                  <svg:desc>output_file.V156:output_file.V156</svg:desc>
                </draw:g>
              </table:table-cell>
              <table:table-cell office:value-type="string">
                <text:p>4096 Cache</text:p>
                <draw:g>
                  <svg:desc>output_file.W156:output_file.W156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157:output_file.S162</svg:desc>
                </draw:g>
              </table:table-cell>
              <table:table-cell office:value-type="float" office:value="0.08334015748">
                <text:p>0.08334015748</text:p>
                <draw:g>
                  <svg:desc>output_file.T157:output_file.T162</svg:desc>
                </draw:g>
              </table:table-cell>
              <table:table-cell office:value-type="float" office:value="0.01491325157">
                <text:p>0.01491325157</text:p>
                <draw:g>
                  <svg:desc>output_file.U157:output_file.U162</svg:desc>
                </draw:g>
              </table:table-cell>
              <table:table-cell office:value-type="float" office:value="0.01179364283">
                <text:p>0.01179364283</text:p>
                <draw:g>
                  <svg:desc>output_file.V157:output_file.V162</svg:desc>
                </draw:g>
              </table:table-cell>
              <table:table-cell office:value-type="float" office:value="0.01157964528">
                <text:p>0.01157964528</text:p>
                <draw:g>
                  <svg:desc>output_file.W157:output_file.W162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268292154">
                <text:p>0.01268292154</text:p>
              </table:table-cell>
              <table:table-cell office:value-type="float" office:value="0.008559902052">
                <text:p>0.008559902052</text:p>
              </table:table-cell>
              <table:table-cell office:value-type="float" office:value="0.008407726015">
                <text:p>0.008407726015</text:p>
              </table:table-cell>
              <table:table-cell office:value-type="float" office:value="0.005102652723">
                <text:p>0.00510265272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08483814034">
                <text:p>0.008483814034</text:p>
              </table:table-cell>
              <table:table-cell office:value-type="float" office:value="0.008341148999">
                <text:p>0.008341148999</text:p>
              </table:table-cell>
              <table:table-cell office:value-type="float" office:value="0.00279623467">
                <text:p>0.00279623467</text:p>
              </table:table-cell>
              <table:table-cell office:value-type="float" office:value="0.002748679659">
                <text:p>0.00274867965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1379095331">
                <text:p>0.01379095331</text:p>
              </table:table-cell>
              <table:table-cell office:value-type="float" office:value="0.001607359385">
                <text:p>0.001607359385</text:p>
              </table:table-cell>
              <table:table-cell office:value-type="float" office:value="0.001517004864">
                <text:p>0.001517004864</text:p>
              </table:table-cell>
              <table:table-cell office:value-type="float" office:value="0.001517004864">
                <text:p>0.00151700486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01036699249">
                <text:p>0.001036699249</text:p>
              </table:table-cell>
              <table:table-cell office:value-type="float" office:value="0.0008464792029">
                <text:p>0.0008464792029</text:p>
              </table:table-cell>
              <table:table-cell office:value-type="float" office:value="0.0008464792029">
                <text:p>0.0008464792029</text:p>
              </table:table-cell>
              <table:table-cell office:value-type="float" office:value="0.0008464792029">
                <text:p>0.0008464792029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1602603884">
                <text:p>0.001602603884</text:p>
              </table:table-cell>
              <table:table-cell office:value-type="float" office:value="0.0005040831208">
                <text:p>0.0005040831208</text:p>
              </table:table-cell>
              <table:table-cell office:value-type="float" office:value="0.0005040831208">
                <text:p>0.0005040831208</text:p>
              </table:table-cell>
              <table:table-cell office:value-type="float" office:value="0.0005040831208">
                <text:p>0.00050408312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